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6pt" style:font-size-asian="6pt" style:font-size-complex="6pt"/>
    </style:style>
    <style:style style:name="P2" style:family="paragraph" style:parent-style-name="Standard">
      <style:text-properties officeooo:rsid="00085275" officeooo:paragraph-rsid="00085275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fo:font-size="10pt" officeooo:rsid="00085275" officeooo:paragraph-rsid="00085275" style:font-size-asian="10pt" style:font-size-complex="10pt"/>
    </style:style>
    <style:style style:name="P5" style:family="paragraph" style:parent-style-name="Standard">
      <style:text-properties fo:font-size="10pt" officeooo:rsid="000811f9" officeooo:paragraph-rsid="000811f9" style:font-size-asian="10pt" style:font-size-complex="10pt"/>
    </style:style>
    <style:style style:name="P6" style:family="paragraph" style:parent-style-name="Standard">
      <style:text-properties fo:font-size="10pt" officeooo:rsid="000811f9" officeooo:paragraph-rsid="00096af7" style:font-size-asian="10pt" style:font-size-complex="10pt"/>
    </style:style>
    <style:style style:name="P7" style:family="paragraph" style:parent-style-name="Standard">
      <style:text-properties fo:font-size="10pt" officeooo:rsid="000811f9" officeooo:paragraph-rsid="000ffc17" style:font-size-asian="10pt" style:font-size-complex="10pt"/>
    </style:style>
    <style:style style:name="P8" style:family="paragraph" style:parent-style-name="Standard">
      <style:text-properties fo:font-size="10pt" officeooo:rsid="00096af7" officeooo:paragraph-rsid="00096af7" style:font-size-asian="10pt" style:font-size-complex="10pt"/>
    </style:style>
    <style:style style:name="P9" style:family="paragraph" style:parent-style-name="Standard">
      <style:text-properties fo:font-size="10pt" officeooo:rsid="00096af7" officeooo:paragraph-rsid="000ffc17" style:font-size-asian="10pt" style:font-size-complex="10pt"/>
    </style:style>
    <style:style style:name="P10" style:family="paragraph" style:parent-style-name="Standard">
      <style:text-properties fo:font-size="10pt" officeooo:rsid="000c8975" officeooo:paragraph-rsid="000c8975" style:font-size-asian="10pt" style:font-size-complex="10pt"/>
    </style:style>
    <style:style style:name="P11" style:family="paragraph" style:parent-style-name="Standard">
      <style:text-properties fo:font-size="10pt" officeooo:rsid="000d0ad5" officeooo:paragraph-rsid="000d0ad5" style:font-size-asian="10pt" style:font-size-complex="10pt"/>
    </style:style>
    <style:style style:name="P12" style:family="paragraph" style:parent-style-name="Standard">
      <style:text-properties fo:font-size="10pt" officeooo:rsid="000da6c2" officeooo:paragraph-rsid="000da6c2" style:font-size-asian="10pt" style:font-size-complex="10pt"/>
    </style:style>
    <style:style style:name="P13" style:family="paragraph" style:parent-style-name="Standard">
      <style:text-properties fo:font-size="10pt" officeooo:rsid="000ffc17" officeooo:paragraph-rsid="000ffc17" style:font-size-asian="10pt" style:font-size-complex="10pt"/>
    </style:style>
    <style:style style:name="P14" style:family="paragraph" style:parent-style-name="Standard">
      <style:text-properties fo:font-size="10pt" officeooo:rsid="00109f60" officeooo:paragraph-rsid="00109f60" style:font-size-asian="10pt" style:font-size-complex="10pt"/>
    </style:style>
    <style:style style:name="P15" style:family="paragraph" style:parent-style-name="Standard">
      <style:text-properties fo:font-size="10pt" officeooo:rsid="0010c84f" officeooo:paragraph-rsid="0010c84f" style:font-size-asian="10pt" style:font-size-complex="10pt"/>
    </style:style>
    <style:style style:name="P16" style:family="paragraph" style:parent-style-name="Standard">
      <style:text-properties fo:font-size="10pt" officeooo:rsid="001648be" officeooo:paragraph-rsid="001648be" style:font-size-asian="10pt" style:font-size-complex="10pt"/>
    </style:style>
    <style:style style:name="P17" style:family="paragraph" style:parent-style-name="Standard">
      <style:text-properties fo:font-size="10pt" officeooo:rsid="0017de3c" officeooo:paragraph-rsid="0017de3c" style:font-size-asian="10pt" style:font-size-complex="10pt"/>
    </style:style>
    <style:style style:name="P18" style:family="paragraph" style:parent-style-name="Standard">
      <style:text-properties fo:font-size="10pt" officeooo:rsid="0017de3c" officeooo:paragraph-rsid="0019cc9b" style:font-size-asian="10pt" style:font-size-complex="10pt"/>
    </style:style>
    <style:style style:name="P19" style:family="paragraph" style:parent-style-name="Standard">
      <style:text-properties fo:font-size="10pt" officeooo:rsid="0017de3c" officeooo:paragraph-rsid="00085275" style:font-size-asian="10pt" style:font-size-complex="10pt"/>
    </style:style>
    <style:style style:name="P20" style:family="paragraph" style:parent-style-name="Standard">
      <style:text-properties fo:font-size="10pt" officeooo:rsid="0017de3c" officeooo:paragraph-rsid="001c780b" style:font-size-asian="10pt" style:font-size-complex="10pt"/>
    </style:style>
    <style:style style:name="P21" style:family="paragraph" style:parent-style-name="Standard">
      <style:text-properties fo:font-size="10pt" officeooo:rsid="001b0592" officeooo:paragraph-rsid="001b0592" style:font-size-asian="10pt" style:font-size-complex="10pt"/>
    </style:style>
    <style:style style:name="P22" style:family="paragraph" style:parent-style-name="Standard">
      <style:text-properties fo:font-size="10pt" officeooo:rsid="001b0592" officeooo:paragraph-rsid="001c780b" style:font-size-asian="10pt" style:font-size-complex="10pt"/>
    </style:style>
    <style:style style:name="P23" style:family="paragraph" style:parent-style-name="Standard">
      <style:text-properties fo:font-size="10pt" officeooo:rsid="001c780b" officeooo:paragraph-rsid="001c780b" style:font-size-asian="10pt" style:font-size-complex="10pt"/>
    </style:style>
    <style:style style:name="P24" style:family="paragraph" style:parent-style-name="Standard">
      <style:text-properties fo:font-size="10pt" officeooo:rsid="001d1eca" officeooo:paragraph-rsid="001d1eca" style:font-size-asian="10pt" style:font-size-complex="10pt"/>
    </style:style>
    <style:style style:name="P25" style:family="paragraph" style:parent-style-name="Standard">
      <style:text-properties fo:font-size="10pt" officeooo:rsid="001dd2d9" officeooo:paragraph-rsid="001dd2d9" style:font-size-asian="10pt" style:font-size-complex="10pt"/>
    </style:style>
    <style:style style:name="P26" style:family="paragraph" style:parent-style-name="Standard">
      <style:text-properties fo:font-size="10pt" officeooo:rsid="001dd2d9" officeooo:paragraph-rsid="0022a299" style:font-size-asian="10pt" style:font-size-complex="10pt"/>
    </style:style>
    <style:style style:name="P27" style:family="paragraph" style:parent-style-name="Standard">
      <style:text-properties fo:font-size="10pt" officeooo:rsid="001dd2d9" officeooo:paragraph-rsid="0032dcaf" style:font-size-asian="10pt" style:font-size-complex="10pt"/>
    </style:style>
    <style:style style:name="P28" style:family="paragraph" style:parent-style-name="Standard">
      <style:text-properties fo:font-size="10pt" officeooo:rsid="001dd2d9" officeooo:paragraph-rsid="00360995" style:font-size-asian="10pt" style:font-size-complex="10pt"/>
    </style:style>
    <style:style style:name="P29" style:family="paragraph" style:parent-style-name="Standard">
      <style:text-properties fo:font-size="10pt" officeooo:rsid="001fd17b" officeooo:paragraph-rsid="001fd17b" style:font-size-asian="10pt" style:font-size-complex="10pt"/>
    </style:style>
    <style:style style:name="P30" style:family="paragraph" style:parent-style-name="Standard">
      <style:text-properties fo:font-size="10pt" officeooo:rsid="0022a299" officeooo:paragraph-rsid="0022a299" style:font-size-asian="10pt" style:font-size-complex="10pt"/>
    </style:style>
    <style:style style:name="P31" style:family="paragraph" style:parent-style-name="Standard">
      <style:text-properties fo:font-size="10pt" officeooo:rsid="0022a299" officeooo:paragraph-rsid="00296ab1" style:font-size-asian="10pt" style:font-size-complex="10pt"/>
    </style:style>
    <style:style style:name="P32" style:family="paragraph" style:parent-style-name="Standard">
      <style:text-properties fo:font-size="10pt" officeooo:rsid="0022a299" officeooo:paragraph-rsid="0032dcaf" style:font-size-asian="10pt" style:font-size-complex="10pt"/>
    </style:style>
    <style:style style:name="P33" style:family="paragraph" style:parent-style-name="Standard">
      <style:text-properties fo:font-size="10pt" officeooo:rsid="0022dbef" officeooo:paragraph-rsid="0022dbef" style:font-size-asian="10pt" style:font-size-complex="10pt"/>
    </style:style>
    <style:style style:name="P34" style:family="paragraph" style:parent-style-name="Standard">
      <style:text-properties fo:font-size="10pt" officeooo:rsid="002483d7" officeooo:paragraph-rsid="002483d7" style:font-size-asian="10pt" style:font-size-complex="10pt"/>
    </style:style>
    <style:style style:name="P35" style:family="paragraph" style:parent-style-name="Standard">
      <style:text-properties fo:font-size="10pt" officeooo:rsid="0025daa0" officeooo:paragraph-rsid="0025daa0" style:font-size-asian="10pt" style:font-size-complex="10pt"/>
    </style:style>
    <style:style style:name="P36" style:family="paragraph" style:parent-style-name="Standard">
      <style:text-properties fo:font-size="10pt" officeooo:rsid="00268904" officeooo:paragraph-rsid="00268904" style:font-size-asian="10pt" style:font-size-complex="10pt"/>
    </style:style>
    <style:style style:name="P37" style:family="paragraph" style:parent-style-name="Standard">
      <style:text-properties fo:font-size="10pt" officeooo:rsid="00296ab1" officeooo:paragraph-rsid="00296ab1" style:font-size-asian="10pt" style:font-size-complex="10pt"/>
    </style:style>
    <style:style style:name="P38" style:family="paragraph" style:parent-style-name="Standard">
      <style:text-properties fo:font-size="10pt" officeooo:rsid="002ff025" officeooo:paragraph-rsid="002ff025" style:font-size-asian="10pt" style:font-size-complex="10pt"/>
    </style:style>
    <style:style style:name="P39" style:family="paragraph" style:parent-style-name="Standard">
      <style:text-properties fo:font-size="10pt" officeooo:rsid="0032dcaf" officeooo:paragraph-rsid="0032dcaf" style:font-size-asian="10pt" style:font-size-complex="10pt"/>
    </style:style>
    <style:style style:name="P40" style:family="paragraph" style:parent-style-name="Standard">
      <style:text-properties fo:font-size="10pt" officeooo:rsid="00368a67" officeooo:paragraph-rsid="00368a67" style:font-size-asian="10pt" style:font-size-complex="10pt"/>
    </style:style>
    <style:style style:name="P41" style:family="paragraph" style:parent-style-name="Standard">
      <style:text-properties fo:font-size="10pt" officeooo:rsid="00375566" officeooo:paragraph-rsid="00375566" style:font-size-asian="10pt" style:font-size-complex="10pt"/>
    </style:style>
    <style:style style:name="P42" style:family="paragraph" style:parent-style-name="Standard">
      <style:text-properties fo:font-size="10pt" officeooo:rsid="00389e92" officeooo:paragraph-rsid="00389e92" style:font-size-asian="10pt" style:font-size-complex="10pt"/>
    </style:style>
    <style:style style:name="P43" style:family="paragraph" style:parent-style-name="Standard">
      <style:text-properties fo:font-size="10pt" officeooo:rsid="003a1480" officeooo:paragraph-rsid="003a1480" style:font-size-asian="10pt" style:font-size-complex="10pt"/>
    </style:style>
    <style:style style:name="P44" style:family="paragraph" style:parent-style-name="Standard">
      <style:text-properties fo:font-size="10pt" officeooo:rsid="003b5bf1" officeooo:paragraph-rsid="003b5bf1" style:font-size-asian="10pt" style:font-size-complex="10pt"/>
    </style:style>
    <style:style style:name="P45" style:family="paragraph" style:parent-style-name="Standard">
      <style:text-properties fo:font-size="10pt" officeooo:rsid="003cbc3e" officeooo:paragraph-rsid="003cbc3e" style:font-size-asian="10pt" style:font-size-complex="10pt"/>
    </style:style>
    <style:style style:name="P46" style:family="paragraph" style:parent-style-name="Standard">
      <style:text-properties fo:font-size="10pt" officeooo:rsid="003ce8d6" officeooo:paragraph-rsid="003ce8d6" style:font-size-asian="10pt" style:font-size-complex="10pt"/>
    </style:style>
    <style:style style:name="P47" style:family="paragraph" style:parent-style-name="Standard">
      <style:text-properties fo:font-size="10pt" officeooo:rsid="003d509d" officeooo:paragraph-rsid="003d509d" style:font-size-asian="10pt" style:font-size-complex="10pt"/>
    </style:style>
    <style:style style:name="P48" style:family="paragraph" style:parent-style-name="Standard">
      <style:text-properties fo:font-size="10pt" officeooo:rsid="003f1808" officeooo:paragraph-rsid="003f1808" style:font-size-asian="10pt" style:font-size-complex="10pt"/>
    </style:style>
    <style:style style:name="P49" style:family="paragraph" style:parent-style-name="Standard">
      <style:text-properties fo:font-size="8pt" style:font-size-asian="8pt" style:font-size-complex="8pt"/>
    </style:style>
    <style:style style:name="P50" style:family="paragraph" style:parent-style-name="Standard">
      <style:text-properties fo:font-size="8pt" officeooo:rsid="00085275" officeooo:paragraph-rsid="00085275" style:font-size-asian="8pt" style:font-size-complex="8pt"/>
    </style:style>
    <style:style style:name="P51" style:family="paragraph" style:parent-style-name="Standard">
      <style:text-properties fo:font-size="8pt" officeooo:rsid="000d0ad5" officeooo:paragraph-rsid="000d0ad5" style:font-size-asian="8pt" style:font-size-complex="8pt"/>
    </style:style>
    <style:style style:name="P52" style:family="paragraph" style:parent-style-name="Standard">
      <style:text-properties fo:font-size="8pt" officeooo:rsid="000f5627" officeooo:paragraph-rsid="000f5627" style:font-size-asian="8pt" style:font-size-complex="8pt"/>
    </style:style>
    <style:style style:name="P53" style:family="paragraph" style:parent-style-name="Standard">
      <style:text-properties fo:font-size="8pt" officeooo:rsid="000f9570" officeooo:paragraph-rsid="000f9570" style:font-size-asian="8pt" style:font-size-complex="8pt"/>
    </style:style>
    <style:style style:name="P54" style:family="paragraph" style:parent-style-name="Standard">
      <style:text-properties fo:font-size="8pt" officeooo:rsid="001dd2d9" officeooo:paragraph-rsid="001dd2d9" style:font-size-asian="8pt" style:font-size-complex="8pt"/>
    </style:style>
    <style:style style:name="P55" style:family="paragraph" style:parent-style-name="Standard">
      <style:text-properties fo:font-size="8pt" officeooo:rsid="001dd2d9" officeooo:paragraph-rsid="0040f52b" style:font-size-asian="8pt" style:font-size-complex="8pt"/>
    </style:style>
    <style:style style:name="P56" style:family="paragraph" style:parent-style-name="Standard">
      <style:text-properties fo:font-size="8pt" officeooo:rsid="00356d84" officeooo:paragraph-rsid="00360995" style:font-size-asian="8pt" style:font-size-complex="8pt"/>
    </style:style>
    <style:style style:name="P57" style:family="paragraph" style:parent-style-name="Standard">
      <style:text-properties fo:font-size="8pt" officeooo:rsid="0022a299" officeooo:paragraph-rsid="00360995" style:font-size-asian="8pt" style:font-size-complex="8pt"/>
    </style:style>
    <style:style style:name="P58" style:family="paragraph" style:parent-style-name="Standard">
      <style:text-properties fo:color="#000000" style:font-name="Lucida Console" fo:font-size="8pt" fo:background-color="#ffffff" style:font-size-asian="8pt" style:font-size-complex="8pt"/>
    </style:style>
    <style:style style:name="P59" style:family="paragraph" style:parent-style-name="Standard">
      <style:text-properties fo:color="#000000" style:font-name="Lucida Console" fo:font-size="8pt" officeooo:paragraph-rsid="0014c8e1" fo:background-color="#ffffff" style:font-size-asian="8pt" style:font-size-complex="8pt"/>
    </style:style>
    <style:style style:name="P60" style:family="paragraph" style:parent-style-name="Standard">
      <style:text-properties fo:color="#000000" style:font-name="Lucida Console" fo:font-size="9pt" officeooo:rsid="00096af7" officeooo:paragraph-rsid="000d0ad5" fo:background-color="#ffffff" style:font-size-asian="9pt" style:font-size-complex="10pt"/>
    </style:style>
    <style:style style:name="P61" style:family="paragraph" style:parent-style-name="Standard">
      <style:text-properties fo:color="#000000" style:font-name="Lucida Console" fo:font-size="8pt" fo:background-color="#ffffff" style:font-size-asian="8pt" style:font-size-complex="8pt"/>
    </style:style>
    <style:style style:name="P62" style:family="paragraph" style:parent-style-name="Standard">
      <style:text-properties fo:color="#000000" style:font-name="Lucida Console" fo:font-size="8pt" officeooo:rsid="0014c8e1" officeooo:paragraph-rsid="0014c8e1" fo:background-color="#ffffff" style:font-size-asian="8pt" style:font-size-complex="8pt"/>
    </style:style>
    <style:style style:name="P63" style:family="paragraph" style:parent-style-name="Standard">
      <style:text-properties fo:color="#000000" style:font-name="Lucida Console" fo:font-size="8pt" officeooo:rsid="00131413" officeooo:paragraph-rsid="0014c8e1" fo:background-color="#ffffff" style:font-size-asian="8pt" style:font-size-complex="8pt"/>
    </style:style>
    <style:style style:name="P64" style:family="paragraph" style:parent-style-name="Standard">
      <style:text-properties fo:font-size="8pt" officeooo:rsid="001dd2d9" officeooo:paragraph-rsid="001dd2d9" style:font-size-asian="8pt" style:font-size-complex="8pt"/>
    </style:style>
    <style:style style:name="P65" style:family="paragraph" style:parent-style-name="Standard">
      <style:text-properties fo:font-size="8pt" officeooo:rsid="001dd2d9" officeooo:paragraph-rsid="0048c961" style:font-size-asian="8pt" style:font-size-complex="8pt"/>
    </style:style>
    <style:style style:name="P66" style:family="paragraph" style:parent-style-name="Standard">
      <style:text-properties fo:font-size="8pt" officeooo:rsid="004687fb" officeooo:paragraph-rsid="004687fb" style:font-size-asian="8pt" style:font-size-complex="8pt"/>
    </style:style>
    <style:style style:name="P67" style:family="paragraph" style:parent-style-name="Standard">
      <style:text-properties fo:font-size="8pt" officeooo:rsid="004687fb" officeooo:paragraph-rsid="0047ca2c" style:font-size-asian="8pt" style:font-size-complex="8pt"/>
    </style:style>
    <style:style style:name="P68" style:family="paragraph" style:parent-style-name="Standard">
      <style:text-properties fo:font-size="8pt" officeooo:rsid="00473c50" officeooo:paragraph-rsid="00473c50" style:font-size-asian="8pt" style:font-size-complex="8pt"/>
    </style:style>
    <style:style style:name="P69" style:family="paragraph" style:parent-style-name="Standard">
      <style:text-properties fo:font-size="8pt" officeooo:rsid="0047ca2c" officeooo:paragraph-rsid="0047ca2c" style:font-size-asian="8pt" style:font-size-complex="8pt"/>
    </style:style>
    <style:style style:name="P70" style:family="paragraph" style:parent-style-name="Standard">
      <style:text-properties fo:font-size="8pt" officeooo:rsid="004d78f7" officeooo:paragraph-rsid="004d78f7" style:font-size-asian="8pt" style:font-size-complex="8pt"/>
    </style:style>
    <style:style style:name="P71" style:family="paragraph" style:parent-style-name="Standard">
      <style:text-properties fo:font-size="10pt" officeooo:rsid="001dd2d9" officeooo:paragraph-rsid="001dd2d9" style:font-size-asian="10pt" style:font-size-complex="10pt"/>
    </style:style>
    <style:style style:name="P72" style:family="paragraph" style:parent-style-name="Standard">
      <style:text-properties fo:font-size="10pt" officeooo:rsid="0047ca2c" officeooo:paragraph-rsid="0047ca2c" style:font-size-asian="10pt" style:font-size-complex="10pt"/>
    </style:style>
    <style:style style:name="P73" style:family="paragraph" style:parent-style-name="Standard">
      <style:text-properties fo:font-size="10pt" officeooo:rsid="003cbc3e" officeooo:paragraph-rsid="003cbc3e" style:font-size-asian="10pt" style:font-size-complex="10pt"/>
    </style:style>
    <style:style style:name="P74" style:family="paragraph" style:parent-style-name="Standard">
      <style:text-properties fo:font-size="10pt" officeooo:rsid="004a08b8" officeooo:paragraph-rsid="004a08b8" style:font-size-asian="10pt" style:font-size-complex="10pt"/>
    </style:style>
    <style:style style:name="T1" style:family="text">
      <style:text-properties officeooo:rsid="00085275"/>
    </style:style>
    <style:style style:name="T2" style:family="text">
      <style:text-properties officeooo:rsid="00096af7"/>
    </style:style>
    <style:style style:name="T3" style:family="text">
      <style:text-properties officeooo:rsid="000c8975"/>
    </style:style>
    <style:style style:name="T4" style:family="text">
      <style:text-properties officeooo:rsid="000d0ad5"/>
    </style:style>
    <style:style style:name="T5" style:family="text">
      <style:text-properties fo:color="#00bf00" style:font-name="Lucida Console" fo:background-color="#ffffff" loext:char-shading-value="0"/>
    </style:style>
    <style:style style:name="T6" style:family="text">
      <style:text-properties fo:color="#bf00bf" style:font-name="Lucida Console" fo:background-color="#ffffff" loext:char-shading-value="0"/>
    </style:style>
    <style:style style:name="T7" style:family="text">
      <style:text-properties fo:color="#bfbf00" style:font-name="Lucida Console" fo:background-color="#ffffff" loext:char-shading-value="0"/>
    </style:style>
    <style:style style:name="T8" style:family="text">
      <style:text-properties fo:color="#00bfbf" style:font-name="Lucida Console" fo:background-color="#ffffff" loext:char-shading-value="0"/>
    </style:style>
    <style:style style:name="T9" style:family="text">
      <style:text-properties fo:color="#000000" style:font-name="Lucida Console" fo:background-color="#ffffff" loext:char-shading-value="0"/>
    </style:style>
    <style:style style:name="T10" style:family="text">
      <style:text-properties fo:color="#6060ff" style:font-name="Lucida Console" fo:background-color="#ffffff" loext:char-shading-value="0"/>
    </style:style>
    <style:style style:name="T11" style:family="text">
      <style:text-properties fo:color="#40ffff" style:font-name="Lucida Console" fo:background-color="#ffffff" loext:char-shading-value="0"/>
    </style:style>
    <style:style style:name="T12" style:family="text">
      <style:text-properties officeooo:rsid="000f9570"/>
    </style:style>
    <style:style style:name="T13" style:family="text">
      <style:text-properties officeooo:rsid="000ffc17"/>
    </style:style>
    <style:style style:name="T14" style:family="text">
      <style:text-properties officeooo:rsid="0010c5eb"/>
    </style:style>
    <style:style style:name="T15" style:family="text">
      <style:text-properties officeooo:rsid="00116297"/>
    </style:style>
    <style:style style:name="T16" style:family="text">
      <style:text-properties officeooo:rsid="0017de3c"/>
    </style:style>
    <style:style style:name="T17" style:family="text">
      <style:text-properties officeooo:rsid="0019cc9b"/>
    </style:style>
    <style:style style:name="T18" style:family="text">
      <style:text-properties officeooo:rsid="001c780b"/>
    </style:style>
    <style:style style:name="T19" style:family="text">
      <style:text-properties officeooo:rsid="001dd2d9"/>
    </style:style>
    <style:style style:name="T20" style:family="text">
      <style:text-properties officeooo:rsid="00231592"/>
    </style:style>
    <style:style style:name="T21" style:family="text">
      <style:text-properties officeooo:rsid="002483d7"/>
    </style:style>
    <style:style style:name="T22" style:family="text">
      <style:text-properties officeooo:rsid="0025ff76"/>
    </style:style>
    <style:style style:name="T23" style:family="text">
      <style:text-properties officeooo:rsid="00268904"/>
    </style:style>
    <style:style style:name="T24" style:family="text">
      <style:text-properties officeooo:rsid="002b6098"/>
    </style:style>
    <style:style style:name="T25" style:family="text">
      <style:text-properties officeooo:rsid="0031873f"/>
    </style:style>
    <style:style style:name="T26" style:family="text">
      <style:text-properties officeooo:rsid="0034675c"/>
    </style:style>
    <style:style style:name="T27" style:family="text">
      <style:text-properties officeooo:rsid="00368a67"/>
    </style:style>
    <style:style style:name="T28" style:family="text">
      <style:text-properties officeooo:rsid="00375566"/>
    </style:style>
    <style:style style:name="T29" style:family="text">
      <style:text-properties officeooo:rsid="003a1480"/>
    </style:style>
    <style:style style:name="T30" style:family="text">
      <style:text-properties officeooo:rsid="003d509d"/>
    </style:style>
    <style:style style:name="T31" style:family="text">
      <style:text-properties officeooo:rsid="003f1808"/>
    </style:style>
    <style:style style:name="T32" style:family="text">
      <style:text-properties officeooo:rsid="0047ca2c"/>
    </style:style>
    <style:style style:name="T33" style:family="text">
      <style:text-properties officeooo:rsid="0048c96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Quickly create a GitHub repository:</text:p>
      <text:p text:style-name="P16">1. click on Avatar photo, and go to ‘Your Repositories’</text:p>
      <text:p text:style-name="P16">2. click on green ‘New’ button</text:p>
      <text:p text:style-name="P16">3. <text:span text:style-name="T16">Repository name: ‘mywebsite’ or ‘testPublicSite.github.io??’</text:span></text:p>
      <text:p text:style-name="P17">4. Click ‘Create Repository’ button</text:p>
      <text:p text:style-name="P17">5. In repository, click on ‘Add file’ button and get dropdown: Create new file / Upload files</text:p>
      <text:p text:style-name="P17">5. add / upload an html file: ‘index.html’</text:p>
      <text:p text:style-name="P17">6. if click ‘create..’, you can enter file contents and type ‘Hello World’ in line 1</text:p>
      <text:p text:style-name="P17">7. Go to menu: Settings | Pages</text:p>
      <text:p text:style-name="P17">8. Scroll down to GitHub Pages and for Source: select ‘Branch:<text:span text:style-name="T17">m</text:span>ain’; /root</text:p>
      <text:p text:style-name="P17">9. Click save</text:p>
      <text:p text:style-name="P17">10. Above <text:span text:style-name="T17">see</text:span>, ‘Your site is publish<text:span text:style-name="T17">ed</text:span> at’ should show ‘<text:a xlink:type="simple" xlink:href="https://denawk.github.io/testPublicSite/" text:style-name="Internet_20_link" text:visited-style-name="Visited_20_Internet_20_Link">https://denawk.github.io/</text:a><text:a xlink:type="simple" xlink:href="https://denawk.github.io/testPublicSite/" text:style-name="Internet_20_link" text:visited-style-name="Visited_20_Internet_20_Link"><text:span text:style-name="T17">testPublicSite</text:span></text:a><text:a xlink:type="simple" xlink:href="https://denawk.github.io/testPublicSite/" text:style-name="Internet_20_link" text:visited-style-name="Visited_20_Internet_20_Link">/</text:a></text:p>
      <text:p text:style-name="P18"/>
      <text:p text:style-name="P10"/>
      <text:p text:style-name="P17">Create Jekyll theme:</text:p>
      <text:p text:style-name="P21">Github uses Jekyll ‘<text:span text:style-name="T18">static site generator’</text:span> to build your website</text:p>
      <text:p text:style-name="P21"/>
      <text:p text:style-name="P23">jekyllthemes.io (lots of themes to choose)</text:p>
      <text:p text:style-name="P23">choose Contrast theme</text:p>
      <text:p text:style-name="P23">click on Live Demo (this is case-specific depending on creator and how they want to show instructions)</text:p>
      <text:p text:style-name="P23">About file: ‘Just fork this repository and adjust the ‘_config.yml’ file to use GitHub Pages and your page is done.</text:p>
      <text:p text:style-name="P34">After fork, and leave repository name as ‘contrast’, repository is denawk/contrast</text:p>
      <text:p text:style-name="P24">(ek: initially, ‘This branch is even with niklasbuschmann:master’)</text:p>
      <text:p text:style-name="P24">Go to settings: rename the repository <text:span text:style-name="T21">to ‘denawk.github.io’</text:span></text:p>
      <text:p text:style-name="P24">??With github account, automatically get <text:a xlink:type="simple" xlink:href="https://denawk.github.io/" text:style-name="Internet_20_link" text:visited-style-name="Visited_20_Internet_20_Link">https://denawk.github.io</text:a> <text:span text:style-name="T19">as your initial webpage</text:span></text:p>
      <text:p text:style-name="P29">(ek: github page: github.com/denawk/<text:span text:style-name="T21">)</text:span></text:p>
      <text:p text:style-name="P25">So repository name is: denawk/denawk.github.io</text:p>
      <text:p text:style-name="P34">(ek: github checks if name is unique identifier)</text:p>
      <text:p text:style-name="P25"/>
      <text:p text:style-name="P37">Edit repository details: Within repository (right section: About (click settings icon))</text:p>
      <text:p text:style-name="P37">rename Description: ‘EK personal website’</text:p>
      <text:p text:style-name="P37">rename Website: ‘<text:a xlink:type="simple" xlink:href="https://denawk.github.io/" text:style-name="Internet_20_link" text:visited-style-name="Visited_20_Internet_20_Link">https://denawk.github.io</text:a>’ <text:span text:style-name="T24">or checkbox ‘Use your GitHub Pages website’</text:span></text:p>
      <text:p text:style-name="P25"/>
      <text:p text:style-name="P35">Go to Settings | Pages and check if ‘Your site is live at <text:a xlink:type="simple" xlink:href="http://denawk.github.io/" text:style-name="Internet_20_link" text:visited-style-name="Visited_20_Internet_20_Link">http://denawk.github.io/</text:a> Last deployed by denawk 3 minutes ago’</text:p>
      <text:p text:style-name="P35">Click on ‘Visit Site’ button</text:p>
      <text:p text:style-name="P32"/>
      <text:p text:style-name="P32"><text:a xlink:type="simple" xlink:href="https://www.freecodecamp.org/news/what-is-yaml-the-yml-file-format/" text:style-name="Internet_20_link" text:visited-style-name="Visited_20_Internet_20_Link">What is YAML? The YML File Format (freecodecamp.org)</text:a> </text:p>
      <text:p text:style-name="P29"><text:span text:style-name="T22">Go to menu: Code&lt;&gt;, click to o</text:span>pen _config.yml file on GitHub and adjust for things like: title, name, etc…</text:p>
      <text:p text:style-name="P31">Commit changes <text:span text:style-name="T23">to Master branch / new branch and start a pull request (Pull requests let you tell others about changes you've pushed to a branch in a repository on GitHub. Once a pull request is opened, you can discuss and review the potential changes with collaborators and add follow-up commits before your changes are merged into the base branch.)</text:span></text:p>
      <text:p text:style-name="P31">(GitHub will send an email if your website failed to build)</text:p>
      <text:p text:style-name="P30"/>
      <text:p text:style-name="P39">...Blog EK Title</text:p>
      <text:p text:style-name="P26"/>
      <text:p text:style-name="P56"># Menu</text:p>
      <text:p text:style-name="P57">navigation: <text:s text:c="15"/># accepts {file, title, url, icon, sidebaricon}<text:line-break/> <text:s/>- {file: "index.html", title: "Home", icon: home}<text:tab/><text:tab/><text:tab/><text:span text:style-name="T25">&lt; - - - - - ek: make sure ‘h’ in icon: home is lower case; show icon instead</text:span><text:line-break/> <text:s/>- {file: "CV.pdf", title: "CV", title: "About me", icon: address-card}<text:tab/><text:span text:style-name="T27">&lt; - - - - - pdf</text:span><text:line-break/> <text:s/>- {file: "README.md", title: "About me"}<text:line-break/> <text:s/>- {title: "Bing", url: "https://bing.com"}<text:line-break/> <text:s/>- {title: "Blog", file: "blog.md"}<text:tab/><text:tab/><text:tab/><text:tab/><text:tab/><text:span text:style-name="T27">&lt; - - - ek: md is markdown file</text:span></text:p>
      <text:p text:style-name="P28"/>
      <text:p text:style-name="P27">…<text:span text:style-name="T26">email, github home page, rss feed</text:span></text:p>
      <text:p text:style-name="P30"/>
      <text:p text:style-name="P30"/>
      <text:p text:style-name="P40">Check actions workflow</text:p>
      <text:p text:style-name="P33"><text:span text:style-name="T20">I</text:span>n browser, refresh website</text:p>
      <text:p text:style-name="P36">Check menu:Actions | All Workflows: status of ‘pages build and deployment’</text:p>
      <text:p text:style-name="P30"/>
      <text:p text:style-name="P25"><text:soft-page-break/></text:p>
      <text:p text:style-name="P40">Edit Index.html file <text:span text:style-name="T28">(and rename)</text:span>:</text:p>
      <text:p text:style-name="P43">(Index.html, if exists, is default page to load, otherwise readme file...)</text:p>
      <text:p text:style-name="P40">this page uses using Liquid?? to deliver Posts/Blog… style formatting</text:p>
      <text:p text:style-name="P40">since we plan to use index.html to display main page info and formatting, we want to rename this to “Blog.md” which is what the Menu option Blog is referencing/linked to, and create new index.html file with new code</text:p>
      <text:p text:style-name="P40"/>
      <text:p text:style-name="P41">Create new index.html <text:span text:style-name="T29">(or index.md)</text:span> file</text:p>
      <text:p text:style-name="P42">Menu: Add file | Create new file</text:p>
      <text:p text:style-name="P42">Add ‘- - -” (3 consecutive dashes) to setup /describe web page</text:p>
      <text:p text:style-name="P42">- - -</text:p>
      <text:p text:style-name="P42">layout: page</text:p>
      <text:p text:style-name="P42">title: “Home”</text:p>
      <text:p text:style-name="P42">- - -</text:p>
      <text:p text:style-name="P42">Hi! This is my first personal public webpage...</text:p>
      <text:p text:style-name="P25"/>
      <text:p text:style-name="P25"/>
      <text:p text:style-name="P44">Add file | Upload file</text:p>
      <text:p text:style-name="P44">upload CV.pdf</text:p>
      <text:p text:style-name="P25"/>
      <text:p text:style-name="P25"/>
      <text:p text:style-name="P25">***</text:p>
      <text:p text:style-name="P54">To add a PDF file to a GitHub repository, you can follow these steps:</text:p>
      <text:p text:style-name="P54"/>
      <text:p text:style-name="P54">Open the GitHub Repository.</text:p>
      <text:p text:style-name="P54">Go to: “Settings” &gt; “Pages”.</text:p>
      <text:p text:style-name="P54">Select the main/master branch and click on “Save”.</text:p>
      <text:p text:style-name="P54">Wait till the setup is done.</text:p>
      <text:p text:style-name="P54"/>
      <text:p text:style-name="P55">Create a link to the PDF with the following URL: https://.github.io//&lt;path/to/file.pdf&gt;. </text:p>
      <text:p text:style-name="P55">For example, if the PDF file is located at https://github.com/username/reponame/path/to/file.pdf, the URL would be https://username.github.io/reponame/path/to/file.pdf.</text:p>
      <text:p text:style-name="P54"/>
      <text:p text:style-name="P65">Alternatively, </text:p>
      <text:p text:style-name="P65"><text:span text:style-name="T33">H</text:span>ere are the steps to add the PDF file to the assets folder and access it through its link:</text:p>
      <text:p text:style-name="P54"/>
      <text:p text:style-name="P54">Open your GitHub repository.</text:p>
      <text:p text:style-name="P54">Click on the “Add file” button and select “Upload files”.</text:p>
      <text:p text:style-name="P54">Select the PDF file you want to upload.</text:p>
      <text:p text:style-name="P54">Once the file is uploaded, click on “Commit changes”.</text:p>
      <text:p text:style-name="P54"/>
      <text:p text:style-name="P54">Go to your repository and click on the “assets” folder.</text:p>
      <text:p text:style-name="P54">Click on the PDF file you just uploaded.</text:p>
      <text:p text:style-name="P54">Copy the URL from your browser’s address bar.</text:p>
      <text:p text:style-name="P54">Use this URL to create a link to the PDF file.</text:p>
      <text:p text:style-name="P54">https://github.com/denawk/denawk.github.io/blob/master/assets/CV.pdf</text:p>
      <text:p text:style-name="P54"/>
      <text:p text:style-name="P54"/>
      <text:p text:style-name="P54">To create a link to the PDF file, you can use the URL of the PDF file that you copied in step 7 of the previous instructions. You can use this URL to create a hyperlink in your markdown file.</text:p>
      <text:p text:style-name="P54"/>
      <text:p text:style-name="P54">Here is an example of how to create a hyperlink:</text:p>
      <text:p text:style-name="P54"/>
      <text:p text:style-name="P54">[Link text](URL)</text:p>
      <text:p text:style-name="P54">Copy</text:p>
      <text:p text:style-name="P54">Replace “Link text” with the text you want to display as the hyperlink and “URL” with the URL of the PDF file.</text:p>
      <text:p text:style-name="P54"/>
      <text:p text:style-name="P54"/>
      <text:p text:style-name="P70">FOR PDFs, REMEMBER TO FIRST REMOVE DOCUMENT PROPERTIES AND TITLE: EDWARD KWAN IN LIBRE OFFICE FIRST BEFORE CREATING PDF</text:p>
      <text:p text:style-name="P54"/>
      <text:p text:style-name="P54">***</text:p>
      <text:p text:style-name="P54"/>
      <text:p text:style-name="P68">file: CV.md</text:p>
      <text:p text:style-name="P66">---</text:p>
      <text:p text:style-name="P66">layout: default</text:p>
      <text:p text:style-name="P66">title: "CV"</text:p>
      <text:p text:style-name="P66">---</text:p>
      <text:p text:style-name="P66"><text:soft-page-break/></text:p>
      <text:p text:style-name="P66">This is my CV ...</text:p>
      <text:p text:style-name="P66"/>
      <text:p text:style-name="P66">p1 FIX!! &lt;p&gt;[CV] ("https://denawk.github.io/denawk.github.io/CV.pdf")&lt;/p&gt;</text:p>
      <text:p text:style-name="P66">p2 FIX!!&lt;p&gt;you can [get the PDF]({{"https://denawk.github.io/denawk.github.io"}}/assets/CV.pdf)&lt;/p&gt;</text:p>
      <text:p text:style-name="P67">p3 WORKS!!! &lt;p&gt;&lt;embed src="https://denawk.github.io/CV.pdf" width="<text:span text:style-name="T32">5</text:span>00" height="<text:span text:style-name="T32">5</text:span>00" type="application/pdf"/&gt;&lt;/p&gt;</text:p>
      <text:p text:style-name="P66">p4 WORKS!!!&lt;p&gt; &lt;object data="{{https://denawk.github.com/denawk.github.io}}/assets/CV.pdf" width="<text:span text:style-name="T32">8</text:span>00" height="<text:span text:style-name="T32">8</text:span>00" type="application/pdf"&gt;&lt;/object&gt;&lt;/p&gt;</text:p>
      <text:p text:style-name="P66"/>
      <text:p text:style-name="P69">[//]: (Comment) ??</text:p>
      <text:p text:style-name="P66"/>
      <text:p text:style-name="P66"><text:span text:style-name="T33">E</text:span>nd</text:p>
      <text:p text:style-name="P25">***</text:p>
      <text:p text:style-name="P25">https://denawk.github.com/denawk.github.io/IMG-7245.MOV</text:p>
      <text:p text:style-name="P45"/>
      <text:p text:style-name="P45">Create Blog posts in Jekyll:</text:p>
      <text:p text:style-name="P47">click on ‘_posts’ <text:span text:style-name="T31">folder</text:span></text:p>
      <text:p text:style-name="P46">copy/paste this header in /2017-01-01-advanced-examples.md to a new markdown file <text:span text:style-name="T30">within ‘_posts’</text:span></text:p>
      <text:p text:style-name="P46"/>
      <text:p text:style-name="P48">add/create new file</text:p>
      <text:p text:style-name="P48">name: “2023-06-19-firstpost.md” (jekyll recognizes date tag and renders it...”</text:p>
      <text:p text:style-name="P46"/>
      <text:p text:style-name="P72">copy below...:</text:p>
      <text:p text:style-name="P45">---</text:p>
      <text:p text:style-name="P45">title: <text:s/>"Advanced examples"</text:p>
      <text:p text:style-name="P45">mathjax: true</text:p>
      <text:p text:style-name="P45">layout: post</text:p>
      <text:p text:style-name="P45">categories: media</text:p>
      <text:p text:style-name="P45">---</text:p>
      <text:p text:style-name="P25"/>
      <text:p text:style-name="P25"/>
      <text:p text:style-name="P48">… <text:span text:style-name="T32">and </text:span>paste <text:span text:style-name="T32">in new file,</text:span> and make changes:</text:p>
      <text:p text:style-name="P48">---<text:line-break/>title: <text:s/>"My First Post"<text:line-break/>mathjax: true<text:line-break/>layout: post<text:line-break/>categories:<text:line-break/> <text:s text:c="2"/>- media<text:line-break/> <text:s text:c="2"/>- github<text:line-break/> <text:s text:c="2"/>- website<text:line-break/>---<text:line-break/><text:line-break/>## Header goes here<text:line-break/><text:line-break/>other text.<text:line-break/><text:line-break/>google link<text:line-break/>[link](https;//google.com)<text:line-break/></text:p>
      <text:p text:style-name="P48">ek: &lt;eof&gt;</text:p>
      <text:p text:style-name="P25"/>
      <text:p text:style-name="P25"/>
      <text:p text:style-name="P25">** </text:p>
      <text:p text:style-name="P25"/>
      <text:p text:style-name="P74">To add a YouTube video:</text:p>
      <text:p text:style-name="P74"/>
      <text:p text:style-name="P74">Oh, I see. Jekyll is a static site generator with built-in support for GitHub Pages². You can use Jekyll to create a GitHub Pages site in a new or existing repository. To embed a YouTube video on your GitHub Pages site using Jekyll, you can follow these steps²:</text:p>
      <text:p text:style-name="P74"/>
      <text:p text:style-name="P74">- Go to the root of your GitHub repo with the markdown files and create a folder called `_includes`.</text:p>
      <text:p text:style-name="P74"><text:soft-page-break/>- In this folder, create a file called `youtube.html`. Paste this HTML and CSS and save it.</text:p>
      <text:p text:style-name="P74"/>
      <text:p text:style-name="P74">&lt;div class="embed-container"&gt;</text:p>
      <text:p text:style-name="P74"><text:s text:c="2"/>&lt;iframe width="640" height="390" src="https://www.youtube.com/embed/{{ include.id }}" frameborder="0" allowfullscreen&gt;&lt;/iframe&gt;</text:p>
      <text:p text:style-name="P74">&lt;/div&gt;</text:p>
      <text:p text:style-name="P74">&lt;style&gt;</text:p>
      <text:p text:style-name="P74">.embed-container {</text:p>
      <text:p text:style-name="P74"><text:s text:c="2"/>position: relative;</text:p>
      <text:p text:style-name="P74"><text:s text:c="2"/>padding-bottom: 56.25%;</text:p>
      <text:p text:style-name="P74"><text:s text:c="2"/>height: 0;</text:p>
      <text:p text:style-name="P74"><text:s text:c="2"/>overflow: hidden;</text:p>
      <text:p text:style-name="P74"><text:s text:c="2"/>max-width: 100%;</text:p>
      <text:p text:style-name="P74">}</text:p>
      <text:p text:style-name="P74">.embed-container iframe, .embed-container object, .embed-container embed {</text:p>
      <text:p text:style-name="P74"><text:s text:c="2"/>position: absolute;</text:p>
      <text:p text:style-name="P74"><text:s text:c="2"/>top: 0;</text:p>
      <text:p text:style-name="P74"><text:s text:c="2"/>left: 0;</text:p>
      <text:p text:style-name="P74"><text:s text:c="2"/>width: 100%;</text:p>
      <text:p text:style-name="P74"><text:s text:c="2"/>height: 100%;</text:p>
      <text:p text:style-name="P74">}</text:p>
      <text:p text:style-name="P74">&lt;/style&gt;</text:p>
      <text:p text:style-name="P74"/>
      <text:p text:style-name="P74">- Now you can embed any YouTube video in your markdown files using the following:</text:p>
      <text:p text:style-name="P74"/>
      <text:p text:style-name="P74">{% include youtube.html id="JLMbpiywVxQ" %}</text:p>
      <text:p text:style-name="P74"/>
      <text:p text:style-name="P74">With the ID being the YouTube ID. You can see this in action and fork the youtube embed demo repository if you don’t want to do it by hand².</text:p>
      <text:p text:style-name="P74"/>
      <text:p text:style-name="P74">Source: Conversation with Bing, 6/20/2023</text:p>
      <text:p text:style-name="P74">(1) About GitHub Pages and Jekyll - GitHub Docs. https://docs.github.com/en/pages/setting-up-a-github-pages-site-with-jekyll/about-github-pages-and-jekyll.</text:p>
      <text:p text:style-name="P74">(2) GitHub - jekyll/jekyll: :globe_with_meridians: Jekyll is a blog-aware .... https://github.com/jekyll/jekyll.</text:p>
      <text:p text:style-name="P74">(3) Jekyll · GitHub. https://github.com/jekyll.</text:p>
      <text:p text:style-name="P74"/>
      <text:p text:style-name="P74">Sure, I'll try to explain the reason for each step.</text:p>
      <text:p text:style-name="P74"/>
      <text:p text:style-name="P74">- The first step is to create a folder called `_includes` in the root of your GitHub repo. This folder will let you include any files located here into your markdown posts using liquid¹. Liquid is a templating language that Jekyll uses to load dynamic content on your site².</text:p>
      <text:p text:style-name="P74">- The second step is to create a file called `youtube.html` in the `_includes` folder. This file will contain the HTML and CSS code for embedding a YouTube video. You can copy and paste the code from the previous answer or from any other source that provides it¹.</text:p>
      <text:p text:style-name="P74">- The third step is to replace the YouTube video ID in the `src` attribute of the `iframe` tag with a liquid variable `{{ include.id }}`. This will let you define the YouTube ID whenever you want to embed a video in any future blog posts¹.</text:p>
      <text:p text:style-name="P74">- The fourth step is to add a line of liquid code in your markdown file where you want to embed the YouTube video. The code should look like this: `{% include youtube.html id="JLMbpiywVxQ" %}`. You can change the ID to any YouTube video ID you want¹.</text:p>
      <text:p text:style-name="P74"/>
      <text:p text:style-name="P74">I hope this helps you understand how to embed YouTube videos in Jekyll without plugins. If you have any more questions, feel free to ask me. 😊</text:p>
      <text:p text:style-name="P74"/>
      <text:p text:style-name="P74">Source: Conversation with Bing, 6/20/2023</text:p>
      <text:p text:style-name="P74">(1) how to include video in jekyll markdown blog - Stack Overflow. https://stackoverflow.com/questions/10529859/how-to-include-video-in-jekyll-markdown-blog.</text:p>
      <text:p text:style-name="P74">(2) How to embed Youtube videos in Jekyll without plugins. http://www.beingy.net/blog/embed-youtube-video-in-jekyll/.</text:p>
      <text:p text:style-name="P74">(3) GitHub - dommmel/jekyll-youtube: Generate embed html snippets for .... https://github.com/dommmel/jekyll-youtube.</text:p>
      <text:p text:style-name="P74"><text:soft-page-break/>(4) GitHub - pibby/jekyll-youtube: A plugin for Jekyll to easily embed .... https://github.com/pibby/jekyll-youtube.</text:p>
      <text:p text:style-name="P74">(5) Easy Youtube Embed for Jekyll | Katie Harron - Front-End Developer .... https://pibby.com/jekyll-youtube-plugin/.</text:p>
      <text:p text:style-name="P74"/>
      <text:p text:style-name="P74"/>
      <text:p text:style-name="P74">https://youtu.be/o4MJlngHHWg</text:p>
      <text:p text:style-name="P74"/>
      <text:p text:style-name="P74">**</text:p>
      <text:p text:style-name="P25"/>
      <text:p text:style-name="P25"/>
      <text:p text:style-name="P38">To edit Github Pages locally:</text:p>
      <text:p text:style-name="P72">jadehawk YouTube</text:p>
      <text:p text:style-name="P72">Techno Tim</text:p>
      <text:p text:style-name="P72"/>
      <text:p text:style-name="P40"/>
      <text:p text:style-name="P24"/>
      <text:p text:style-name="P17"/>
      <text:p text:style-name="P17"/>
      <text:p text:style-name="P16">** </text:p>
      <text:p text:style-name="P16"/>
      <text:p text:style-name="P10">BingGPT4:</text:p>
      <text:p text:style-name="P10">see prompts starting with ‘how to install ruby on windows 10’</text:p>
      <text:p text:style-name="P5"/>
      <text:p text:style-name="P5"/>
      <text:p text:style-name="P5">Youtube: </text:p>
      <text:p text:style-name="P5">git for dummies...</text:p>
      <text:p text:style-name="P5">jadehawk</text:p>
      <text:p text:style-name="P5">t<text:span text:style-name="T1">echno tim</text:span></text:p>
      <text:p text:style-name="P3"/>
      <text:p text:style-name="P3"/>
      <text:p text:style-name="P5">Git.py (history of my usage of git and installations of xgboost? ...)</text:p>
      <text:p text:style-name="P5"/>
      <text:p text:style-name="P5"><text:span text:style-name="T4">MING</text:span>64? <text:span text:style-name="T4">(GITBASH?)</text:span></text:p>
      <text:p text:style-name="P5"/>
      <text:p text:style-name="P5">git: linux-based?</text:p>
      <text:p text:style-name="P5">github (git for the web)</text:p>
      <text:p text:style-name="P13">- <text:span text:style-name="T14">cotes chung https://chirpy.cotes.page/posts/getting-started/</text:span></text:p>
      <text:p text:style-name="P13"><text:a xlink:type="simple" xlink:href="https://github.com/denawk/testPublicSite2" text:style-name="Internet_20_link" text:visited-style-name="Visited_20_Internet_20_Link">https://github.com/denawk/testPublicSite2</text:a> <text:span text:style-name="T15">(ruby) (host locally </text:span><text:a xlink:type="simple" xlink:href="http://127.0.0.1:4000/" text:style-name="Internet_20_link" text:visited-style-name="Visited_20_Internet_20_Link">http://127.0.0.1:4000/</text:a> <text:span text:style-name="T14">)</text:span></text:p>
      <text:p text:style-name="P13"><text:a xlink:type="simple" xlink:href="https://github.com/denawk/testPublicSite" text:style-name="Internet_20_link" text:visited-style-name="Visited_20_Internet_20_Link">https://github.com/denawk/testPublicSite</text:a> <text:span text:style-name="T15">(html)</text:span></text:p>
      <text:p text:style-name="P15">see web_scraping repository <text:span text:style-name="T15">(python)</text:span>; beautiful soup??</text:p>
      <text:p text:style-name="P13"/>
      <text:p text:style-name="P13"/>
      <text:p text:style-name="P13">Git GUI???</text:p>
      <text:p text:style-name="P13">github desktop???</text:p>
      <text:p text:style-name="P14">github co-pilot???</text:p>
      <text:p text:style-name="P5"/>
      <text:p text:style-name="P6">gitbash / bash v c<text:span text:style-name="T2">md </text:span>prompt <text:span text:style-name="T2">(command line?)</text:span> v <text:span text:style-name="T1">powershell</text:span></text:p>
      <text:p text:style-name="P4">git commands:</text:p>
      <text:p text:style-name="P8">(why can use commands in both gitbash and cmd prompt?)</text:p>
      <text:p text:style-name="P4">see jupyter notebooks (untitled...)</text:p>
      <text:p text:style-name="P5"/>
      <text:p text:style-name="P14"/>
      <text:p text:style-name="P5"/>
      <text:p text:style-name="P8">pwd</text:p>
      <text:p text:style-name="P11">cd &lt;folder&gt;</text:p>
      <text:p text:style-name="P11">cd\ (go up a directory?)</text:p>
      <text:p text:style-name="P11">cd\\ (exists??)</text:p>
      <text:p text:style-name="P11"/>
      <text:p text:style-name="P8">ls</text:p>
      <text:p text:style-name="P8"><text:soft-page-break/>(ek: hidden files are preceded by ‘.’??; in windows file explorer menu bar view tab, enable hidden files view</text:p>
      <text:p text:style-name="P8"/>
      <text:p text:style-name="P8">‘code .’ to open VS Code for the files in current working directory??</text:p>
      <text:p text:style-name="P5"/>
      <text:p text:style-name="P11">ruby -v</text:p>
      <text:p text:style-name="P11"/>
      <text:p text:style-name="P5"/>
      <text:p text:style-name="P5"/>
      <text:p text:style-name="P5"/>
      <text:p text:style-name="P8">git init (initializing folder to tell git to track changes in files)</text:p>
      <text:p text:style-name="P8">git add --all (...)</text:p>
      <text:p text:style-name="P8">git commit -m “Second Push”</text:p>
      <text:p text:style-name="P8">git push (push up to Github; at first got error message for old password, so need to get Personal Access Token -see git.py)</text:p>
      <text:p text:style-name="P60">git clone https://github.com/denawk/testPublicSite2.git</text:p>
      <text:p text:style-name="P60"/>
      <text:p text:style-name="P5"/>
      <text:p text:style-name="P5"/>
      <text:p text:style-name="P5"/>
      <text:p text:style-name="P5"/>
      <text:p text:style-name="P4">ruby</text:p>
      <text:p text:style-name="P8">ruby installer for windows 10</text:p>
      <text:p text:style-name="P8"/>
      <text:p text:style-name="P8"/>
      <text:p text:style-name="P8">ruby gems <text:span text:style-name="T3">(for jekyll)</text:span></text:p>
      <text:p text:style-name="P12">file: gemfile.lock (?? need to add command to …platform... linux??)</text:p>
      <text:p text:style-name="P8"/>
      <text:p text:style-name="P4"/>
      <text:p text:style-name="P4">bundler?</text:p>
      <text:p text:style-name="P4">Bundle exec jekyll serve</text:p>
      <text:p text:style-name="P7"/>
      <text:p text:style-name="P7"/>
      <text:p text:style-name="P9">bundle lock --add-platform x...64… linux (ek: check syntax)</text:p>
      <text:p text:style-name="P9"/>
      <text:p text:style-name="P9">bundle exec jekyll serve <text:span text:style-name="T13">(to start up local hosting of gitpages??)</text:span></text:p>
      <text:p text:style-name="P9"/>
      <text:p text:style-name="P7"/>
      <text:p text:style-name="P4"/>
      <text:p text:style-name="P4"/>
      <text:p text:style-name="P4">Ports?:</text:p>
      <text:p text:style-name="P4">Localhost: 127.0.0.1:4000</text:p>
      <text:p text:style-name="P4">vs 8000? MS SQLServer</text:p>
      <text:p text:style-name="P4"/>
      <text:p text:style-name="P4">**</text:p>
      <text:p text:style-name="P19"/>
      <text:p text:style-name="P22">https://jekyllrb.com/docs/</text:p>
      <text:p text:style-name="P20"/>
      <text:p text:style-name="P20">Quickstart</text:p>
      <text:p text:style-name="P20">Jekyll is a static site generator. It takes text written in your favorite markup language and uses layouts to create a static website. You can tweak the site’s look and feel, URLs, the data displayed on the page, and more.</text:p>
      <text:p text:style-name="P20"/>
      <text:p text:style-name="P20">PrerequisitesPermalink</text:p>
      <text:p text:style-name="P20">Jekyll requires the following:</text:p>
      <text:p text:style-name="P20"/>
      <text:p text:style-name="P20">Ruby version 2.5.0 or higher</text:p>
      <text:p text:style-name="P20">RubyGems</text:p>
      <text:p text:style-name="P20">GCC and Make</text:p>
      <text:p text:style-name="P20">See Requirements for guides and details.</text:p>
      <text:p text:style-name="P20"/>
      <text:p text:style-name="P20">InstructionsPermalink</text:p>
      <text:p text:style-name="P20"><text:soft-page-break/>Install all prerequisites.</text:p>
      <text:p text:style-name="P20">Install the jekyll and bundler gems.</text:p>
      <text:p text:style-name="P20">gem install jekyll bundler</text:p>
      <text:p text:style-name="P20">Create a new Jekyll site at ./myblog.</text:p>
      <text:p text:style-name="P20">jekyll new myblog</text:p>
      <text:p text:style-name="P20">Change into your new directory.</text:p>
      <text:p text:style-name="P20">cd myblog</text:p>
      <text:p text:style-name="P20">Build the site and make it available on a local server.</text:p>
      <text:p text:style-name="P20">bundle exec jekyll serve</text:p>
      <text:p text:style-name="P20">Browse to http://localhost:4000</text:p>
      <text:p text:style-name="P20">If you are using Ruby version 3.0.0 or higher, step 5 may fail. You may fix it by adding webrick to your dependencies: bundle add webrick</text:p>
      <text:p text:style-name="P20"/>
      <text:p text:style-name="P20">Pass the --livereload option to serve to automatically refresh the page with each change you make to the source files: bundle exec jekyll serve --livereload</text:p>
      <text:p text:style-name="P20"/>
      <text:p text:style-name="P20">If you encounter any errors during this process, check that you have installed all the prerequisites in Requirements. If you still have issues, see Troubleshooting.</text:p>
      <text:p text:style-name="P20"/>
      <text:p text:style-name="P20">Installation varies based on your operating system. See our guides for OS-specific instructions.</text:p>
      <text:p text:style-name="P20"/>
      <text:p text:style-name="P2"/>
      <text:p text:style-name="P50">**</text:p>
      <text:p text:style-name="P50"/>
      <text:p text:style-name="P50">Microsoft Windows [Version 10.0.19042.867]</text:p>
      <text:p text:style-name="P50">(c) 2020 Microsoft Corporation. All rights reserved.</text:p>
      <text:p text:style-name="P50"/>
      <text:p text:style-name="P50">C:\Users\Evan Kwan&gt;ruby -v</text:p>
      <text:p text:style-name="P50">ruby 3.2.2 (2023-03-30 revision e51014f9c0) [x64-mingw-ucrt]</text:p>
      <text:p text:style-name="P50"/>
      <text:p text:style-name="P50">C:\Users\Evan Kwan&gt;gem -v</text:p>
      <text:p text:style-name="P50">3.4.10</text:p>
      <text:p text:style-name="P50"/>
      <text:p text:style-name="P50">C:\Users\Evan Kwan&gt;gem install jekyll</text:p>
      <text:p text:style-name="P50">Fetching webrick-1.8.1.gem</text:p>
      <text:p text:style-name="P50">Fetching mercenary-0.4.0.gem</text:p>
      <text:p text:style-name="P50">Fetching terminal-table-3.0.2.gem</text:p>
      <text:p text:style-name="P50">Fetching forwardable-extended-2.6.0.gem</text:p>
      <text:p text:style-name="P50">Fetching unicode-display_width-2.4.2.gem</text:p>
      <text:p text:style-name="P50">Fetching rouge-4.1.2.gem</text:p>
      <text:p text:style-name="P50">Fetching safe_yaml-1.0.5.gem</text:p>
      <text:p text:style-name="P50">Fetching pathutil-0.16.2.gem</text:p>
      <text:p text:style-name="P50">Fetching liquid-4.0.4.gem</text:p>
      <text:p text:style-name="P50">Fetching kramdown-2.4.0.gem</text:p>
      <text:p text:style-name="P50">Fetching kramdown-parser-gfm-1.1.0.gem</text:p>
      <text:p text:style-name="P50">Fetching ffi-1.15.5.gem</text:p>
      <text:p text:style-name="P50">Fetching rb-inotify-0.10.1.gem</text:p>
      <text:p text:style-name="P50">Fetching rb-fsevent-0.11.2.gem</text:p>
      <text:p text:style-name="P50">Fetching listen-3.8.0.gem</text:p>
      <text:p text:style-name="P50">Fetching jekyll-watch-2.2.1.gem</text:p>
      <text:p text:style-name="P50">Fetching google-protobuf-3.23.3-x64-mingw-ucrt.gem</text:p>
      <text:p text:style-name="P50">Fetching sass-embedded-1.63.4-x64-mingw-ucrt.gem</text:p>
      <text:p text:style-name="P50">Fetching jekyll-sass-converter-3.0.0.gem</text:p>
      <text:p text:style-name="P50">Fetching concurrent-ruby-1.2.2.gem</text:p>
      <text:p text:style-name="P50">Fetching i18n-1.14.1.gem</text:p>
      <text:p text:style-name="P50">Fetching http_parser.rb-0.8.0.gem</text:p>
      <text:p text:style-name="P50">Fetching eventmachine-1.2.7.gem</text:p>
      <text:p text:style-name="P50">Fetching em-websocket-0.5.3.gem</text:p>
      <text:p text:style-name="P50">Fetching jekyll-4.3.2.gem</text:p>
      <text:p text:style-name="P50">Fetching colorator-1.1.0.gem</text:p>
      <text:p text:style-name="P50">Fetching public_suffix-5.0.1.gem</text:p>
      <text:p text:style-name="P50">Fetching addressable-2.8.4.gem</text:p>
      <text:p text:style-name="P50">Successfully installed webrick-1.8.1</text:p>
      <text:p text:style-name="P50">Successfully installed unicode-display_width-2.4.2</text:p>
      <text:p text:style-name="P50">Successfully installed terminal-table-3.0.2</text:p>
      <text:p text:style-name="P50">Successfully installed safe_yaml-1.0.5</text:p>
      <text:p text:style-name="P50">Successfully installed rouge-4.1.2</text:p>
      <text:p text:style-name="P50"><text:soft-page-break/>Successfully installed forwardable-extended-2.6.0</text:p>
      <text:p text:style-name="P50">Successfully installed pathutil-0.16.2</text:p>
      <text:p text:style-name="P50">Successfully installed mercenary-0.4.0</text:p>
      <text:p text:style-name="P50">Successfully installed liquid-4.0.4</text:p>
      <text:p text:style-name="P50">Successfully installed kramdown-2.4.0</text:p>
      <text:p text:style-name="P50">Successfully installed kramdown-parser-gfm-1.1.0</text:p>
      <text:p text:style-name="P50">Temporarily enhancing PATH for MSYS/MINGW...</text:p>
      <text:p text:style-name="P50">Building native extensions. This could take a while...</text:p>
      <text:p text:style-name="P50">Successfully installed ffi-1.15.5</text:p>
      <text:p text:style-name="P50">Successfully installed rb-inotify-0.10.1</text:p>
      <text:p text:style-name="P50">Successfully installed rb-fsevent-0.11.2</text:p>
      <text:p text:style-name="P50">Successfully installed listen-3.8.0</text:p>
      <text:p text:style-name="P50">Successfully installed jekyll-watch-2.2.1</text:p>
      <text:p text:style-name="P50">Successfully installed google-protobuf-3.23.3-x64-mingw-ucrt</text:p>
      <text:p text:style-name="P50">Successfully installed sass-embedded-1.63.4-x64-mingw-ucrt</text:p>
      <text:p text:style-name="P50">Successfully installed jekyll-sass-converter-3.0.0</text:p>
      <text:p text:style-name="P50">Successfully installed concurrent-ruby-1.2.2</text:p>
      <text:p text:style-name="P50">Successfully installed i18n-1.14.1</text:p>
      <text:p text:style-name="P50">Building native extensions. This could take a while...</text:p>
      <text:p text:style-name="P50">Successfully installed http_parser.rb-0.8.0</text:p>
      <text:p text:style-name="P50">Building native extensions. This could take a while...</text:p>
      <text:p text:style-name="P50">Successfully installed eventmachine-1.2.7</text:p>
      <text:p text:style-name="P50">Successfully installed em-websocket-0.5.3</text:p>
      <text:p text:style-name="P50">Successfully installed colorator-1.1.0</text:p>
      <text:p text:style-name="P50">Successfully installed public_suffix-5.0.1</text:p>
      <text:p text:style-name="P50">Successfully installed addressable-2.8.4</text:p>
      <text:p text:style-name="P50">Successfully installed jekyll-4.3.2</text:p>
      <text:p text:style-name="P50">Parsing documentation for webrick-1.8.1</text:p>
      <text:p text:style-name="P50">Installing ri documentation for webrick-1.8.1</text:p>
      <text:p text:style-name="P50">Parsing documentation for unicode-display_width-2.4.2</text:p>
      <text:p text:style-name="P50">Installing ri documentation for unicode-display_width-2.4.2</text:p>
      <text:p text:style-name="P50">Parsing documentation for terminal-table-3.0.2</text:p>
      <text:p text:style-name="P50">Installing ri documentation for terminal-table-3.0.2</text:p>
      <text:p text:style-name="P50">Parsing documentation for safe_yaml-1.0.5</text:p>
      <text:p text:style-name="P50">Installing ri documentation for safe_yaml-1.0.5</text:p>
      <text:p text:style-name="P50">Parsing documentation for rouge-4.1.2</text:p>
      <text:p text:style-name="P50">Installing ri documentation for rouge-4.1.2</text:p>
      <text:p text:style-name="P50">Parsing documentation for forwardable-extended-2.6.0</text:p>
      <text:p text:style-name="P50">Installing ri documentation for forwardable-extended-2.6.0</text:p>
      <text:p text:style-name="P50">Parsing documentation for pathutil-0.16.2</text:p>
      <text:p text:style-name="P50">Installing ri documentation for pathutil-0.16.2</text:p>
      <text:p text:style-name="P50">Parsing documentation for mercenary-0.4.0</text:p>
      <text:p text:style-name="P50">Installing ri documentation for mercenary-0.4.0</text:p>
      <text:p text:style-name="P50">Parsing documentation for liquid-4.0.4</text:p>
      <text:p text:style-name="P50">Installing ri documentation for liquid-4.0.4</text:p>
      <text:p text:style-name="P50">Parsing documentation for kramdown-2.4.0</text:p>
      <text:p text:style-name="P50">Installing ri documentation for kramdown-2.4.0</text:p>
      <text:p text:style-name="P50">Parsing documentation for kramdown-parser-gfm-1.1.0</text:p>
      <text:p text:style-name="P50">Installing ri documentation for kramdown-parser-gfm-1.1.0</text:p>
      <text:p text:style-name="P50">Parsing documentation for ffi-1.15.5</text:p>
      <text:p text:style-name="P50">Installing ri documentation for ffi-1.15.5</text:p>
      <text:p text:style-name="P50">Parsing documentation for rb-inotify-0.10.1</text:p>
      <text:p text:style-name="P50">Installing ri documentation for rb-inotify-0.10.1</text:p>
      <text:p text:style-name="P50">Parsing documentation for rb-fsevent-0.11.2</text:p>
      <text:p text:style-name="P50">Installing ri documentation for rb-fsevent-0.11.2</text:p>
      <text:p text:style-name="P50">Parsing documentation for listen-3.8.0</text:p>
      <text:p text:style-name="P50">Installing ri documentation for listen-3.8.0</text:p>
      <text:p text:style-name="P50">Parsing documentation for jekyll-watch-2.2.1</text:p>
      <text:p text:style-name="P50">Installing ri documentation for jekyll-watch-2.2.1</text:p>
      <text:p text:style-name="P50">Parsing documentation for google-protobuf-3.23.3-x64-mingw-ucrt</text:p>
      <text:p text:style-name="P50">Installing ri documentation for google-protobuf-3.23.3-x64-mingw-ucrt</text:p>
      <text:p text:style-name="P50">Parsing documentation for sass-embedded-1.63.4-x64-mingw-ucrt</text:p>
      <text:p text:style-name="P50">Installing ri documentation for sass-embedded-1.63.4-x64-mingw-ucrt</text:p>
      <text:p text:style-name="P50">Parsing documentation for jekyll-sass-converter-3.0.0</text:p>
      <text:p text:style-name="P50">Installing ri documentation for jekyll-sass-converter-3.0.0</text:p>
      <text:p text:style-name="P50">Parsing documentation for concurrent-ruby-1.2.2</text:p>
      <text:p text:style-name="P50">Installing ri documentation for concurrent-ruby-1.2.2</text:p>
      <text:p text:style-name="P50">Parsing documentation for i18n-1.14.1</text:p>
      <text:p text:style-name="P50">Installing ri documentation for i18n-1.14.1</text:p>
      <text:p text:style-name="P50">Parsing documentation for http_parser.rb-0.8.0</text:p>
      <text:p text:style-name="P50">unknown encoding name "chunked\r\n\r\n25" for ext/ruby_http_parser/vendor/http-parser-java/tools/parse_tests.rb, skipping</text:p>
      <text:p text:style-name="P50">Installing ri documentation for http_parser.rb-0.8.0</text:p>
      <text:p text:style-name="P50">Parsing documentation for eventmachine-1.2.7</text:p>
      <text:p text:style-name="P50"><text:soft-page-break/>Installing ri documentation for eventmachine-1.2.7</text:p>
      <text:p text:style-name="P50">Parsing documentation for em-websocket-0.5.3</text:p>
      <text:p text:style-name="P50">Installing ri documentation for em-websocket-0.5.3</text:p>
      <text:p text:style-name="P50">Parsing documentation for colorator-1.1.0</text:p>
      <text:p text:style-name="P50">Installing ri documentation for colorator-1.1.0</text:p>
      <text:p text:style-name="P50">Parsing documentation for public_suffix-5.0.1</text:p>
      <text:p text:style-name="P50">Installing ri documentation for public_suffix-5.0.1</text:p>
      <text:p text:style-name="P50">Parsing documentation for addressable-2.8.4</text:p>
      <text:p text:style-name="P50">Installing ri documentation for addressable-2.8.4</text:p>
      <text:p text:style-name="P50">Parsing documentation for jekyll-4.3.2</text:p>
      <text:p text:style-name="P50">Installing ri documentation for jekyll-4.3.2</text:p>
      <text:p text:style-name="P50">Done installing documentation for webrick, unicode-display_width, terminal-table, safe_yaml, rouge, forwardable-extended, pathutil, mercenary, liquid, kramdown, kramdown-parser-gfm, ffi, rb-inotify, rb-fsevent, listen, jekyll-watch, google-protobuf, sass-embedded, jekyll-sass-converter, concurrent-ruby, i18n, http_parser.rb, eventmachine, em-websocket, colorator, public_suffix, addressable, jekyll after 31 seconds</text:p>
      <text:p text:style-name="P50">28 gems installed</text:p>
      <text:p text:style-name="P50"/>
      <text:p text:style-name="P50">A new release of RubyGems is available: 3.4.10 → 3.4.14!</text:p>
      <text:p text:style-name="P50">Run `gem update --system 3.4.14` to update your installation.</text:p>
      <text:p text:style-name="P50"/>
      <text:p text:style-name="P50"/>
      <text:p text:style-name="P50">C:\Users\Evan Kwan&gt;gem install bundler</text:p>
      <text:p text:style-name="P50">Fetching bundler-2.4.14.gem</text:p>
      <text:p text:style-name="P50">Successfully installed bundler-2.4.14</text:p>
      <text:p text:style-name="P50">Parsing documentation for bundler-2.4.14</text:p>
      <text:p text:style-name="P50">Installing ri documentation for bundler-2.4.14</text:p>
      <text:p text:style-name="P50">Done installing documentation for bundler after 0 seconds</text:p>
      <text:p text:style-name="P50">1 gem installed</text:p>
      <text:p text:style-name="P50"/>
      <text:p text:style-name="P50">C:\Users\Evan Kwan&gt;jekyll -v</text:p>
      <text:p text:style-name="P50">jekyll 4.3.2</text:p>
      <text:p text:style-name="P50"/>
      <text:p text:style-name="P50">C:\Users\Evan Kwan&gt;bundler -v</text:p>
      <text:p text:style-name="P50">Bundler version 2.4.14</text:p>
      <text:p text:style-name="P50"/>
      <text:p text:style-name="P50"/>
      <text:p text:style-name="P50"/>
      <text:p text:style-name="P50"/>
      <text:p text:style-name="P50">**</text:p>
      <text:p text:style-name="P50"/>
      <text:p text:style-name="P50">Microsoft Windows [Version 10.0.19042.867]</text:p>
      <text:p text:style-name="P50">(c) 2020 Microsoft Corporation. All rights reserved.</text:p>
      <text:p text:style-name="P50"/>
      <text:p text:style-name="P50">C:\Users\Evan Kwan&gt;ls</text:p>
      <text:p text:style-name="P50">'3D Objects' <text:s text:c="83"/>PrintHood</text:p>
      <text:p text:style-name="P50"><text:s/>AnacondaProjects <text:s text:c="78"/>Recent</text:p>
      <text:p text:style-name="P50"><text:s/>AppData <text:s text:c="87"/>Roaming</text:p>
      <text:p text:style-name="P50">'Application Data' <text:s text:c="76"/>'Saved Games'</text:p>
      <text:p text:style-name="P50"><text:s/>Contacts <text:s text:c="86"/>Searches</text:p>
      <text:p text:style-name="P50"><text:s/>Cookies <text:s text:c="87"/>SendTo</text:p>
      <text:p text:style-name="P50"><text:s/>Desktop <text:s text:c="86"/>'Start Menu'</text:p>
      <text:p text:style-name="P50"><text:s/>Documents <text:s text:c="85"/>Sti_Trace.log</text:p>
      <text:p text:style-name="P50"><text:s/>Downloads <text:s text:c="85"/>Templates</text:p>
      <text:p text:style-name="P50"><text:s/>Favorites <text:s text:c="85"/>Videos</text:p>
      <text:p text:style-name="P50"><text:s/>IntelGraphicsProfiles <text:s text:c="72"/>'VirtualBox VMs'</text:p>
      <text:p text:style-name="P50"><text:s/>Jedi <text:s text:c="90"/>_xgboost</text:p>
      <text:p text:style-name="P50"><text:s/>Links <text:s text:c="89"/>anaconda3</text:p>
      <text:p text:style-name="P50">'Local Settings' <text:s text:c="79"/>ansel</text:p>
      <text:p text:style-name="P50"><text:s/>Microsoft <text:s text:c="85"/>day5.py</text:p>
      <text:p text:style-name="P50"><text:s/>MicrosoftEdgeBackups <text:s text:c="74"/>ntuser.dat.LOG1</text:p>
      <text:p text:style-name="P50"><text:s/>Music <text:s text:c="89"/>ntuser.dat.LOG2</text:p>
      <text:p text:style-name="P50">'My Documents' <text:s text:c="81"/>ntuser.ini</text:p>
      <text:p text:style-name="P50"><text:s/>NTUSER.DAT <text:s text:c="84"/>scikit_learn_data</text:p>
      <text:p text:style-name="P50"><text:s/>NTUSER.DAT{12f10e7c-b047-11ea-898c-eb629f24a0b4}.TM.blf <text:s text:c="39"/>seaborn-data</text:p>
      <text:p text:style-name="P50"><text:s/>NTUSER.DAT{12f10e7c-b047-11ea-898c-eb629f24a0b4}.TMContainer00000000000000000001.regtrans-ms <text:s text:c="2"/>source</text:p>
      <text:p text:style-name="P50"><text:s/>NTUSER.DAT{12f10e7c-b047-11ea-898c-eb629f24a0b4}.TMContainer00000000000000000002.regtrans-ms <text:s text:c="2"/>testPublicSite2</text:p>
      <text:p text:style-name="P50"><text:s/>NetHood <text:s text:c="87"/>xgbinstall</text:p>
      <text:p text:style-name="P50"><text:s/>OneDrive <text:s text:c="86"/>xgboost</text:p>
      <text:p text:style-name="P50"><text:s/>Pictures</text:p>
      <text:p text:style-name="P50"/>
      <text:p text:style-name="P50"/>
      <text:p text:style-name="P50"/>
      <text:p text:style-name="P50">C:\Users\Evan Kwan\testPublicSite2&gt;bundle</text:p>
      <text:p text:style-name="P50">Fetching gem metadata from https://rubygems.org/...........</text:p>
      <text:p text:style-name="P50"><text:soft-page-break/>Resolving dependencies...</text:p>
      <text:p text:style-name="P50">Using bundler 2.4.14</text:p>
      <text:p text:style-name="P50">Using public_suffix 5.0.1</text:p>
      <text:p text:style-name="P50">Using colorator 1.1.0</text:p>
      <text:p text:style-name="P50">Using concurrent-ruby 1.2.2</text:p>
      <text:p text:style-name="P50">Using eventmachine 1.2.7</text:p>
      <text:p text:style-name="P50">Using http_parser.rb 0.8.0</text:p>
      <text:p text:style-name="P50">Using ffi 1.15.5</text:p>
      <text:p text:style-name="P50">Using forwardable-extended 2.6.0</text:p>
      <text:p text:style-name="P50">Using google-protobuf 3.23.3 (x64-mingw-ucrt)</text:p>
      <text:p text:style-name="P50">Using mercenary 0.4.0</text:p>
      <text:p text:style-name="P50">Using rb-fsevent 0.11.2</text:p>
      <text:p text:style-name="P50">Using rexml 3.2.5</text:p>
      <text:p text:style-name="P50">Using liquid 4.0.4</text:p>
      <text:p text:style-name="P50">Using rouge 4.1.2</text:p>
      <text:p text:style-name="P50">Fetching racc 1.7.1</text:p>
      <text:p text:style-name="P50">Fetching rainbow 3.1.1</text:p>
      <text:p text:style-name="P50">Fetching parallel 1.23.0</text:p>
      <text:p text:style-name="P50">Fetching yell 2.2.2</text:p>
      <text:p text:style-name="P50">Using safe_yaml 1.0.5</text:p>
      <text:p text:style-name="P50">Using unicode-display_width 2.4.2</text:p>
      <text:p text:style-name="P50">Using webrick 1.8.1</text:p>
      <text:p text:style-name="P50">Using addressable 2.8.4</text:p>
      <text:p text:style-name="P50">Using em-websocket 0.5.3</text:p>
      <text:p text:style-name="P50">Fetching jekyll-paginate 1.1.0</text:p>
      <text:p text:style-name="P50">Fetching wdm 0.1.1</text:p>
      <text:p text:style-name="P50">Using i18n 1.14.1</text:p>
      <text:p text:style-name="P50">Fetching ethon 0.16.0</text:p>
      <text:p text:style-name="P50">Using sass-embedded 1.63.4 (x64-mingw-ucrt)</text:p>
      <text:p text:style-name="P50">Using rb-inotify 0.10.1</text:p>
      <text:p text:style-name="P50">Using pathutil 0.16.2</text:p>
      <text:p text:style-name="P50">Fetching tzinfo 2.0.6</text:p>
      <text:p text:style-name="P50">Installing parallel 1.23.0</text:p>
      <text:p text:style-name="P50">Installing jekyll-paginate 1.1.0</text:p>
      <text:p text:style-name="P50">Installing rainbow 3.1.1</text:p>
      <text:p text:style-name="P50">Installing racc 1.7.1 with native extensions</text:p>
      <text:p text:style-name="P50">Installing ethon 0.16.0</text:p>
      <text:p text:style-name="P50">Installing tzinfo 2.0.6</text:p>
      <text:p text:style-name="P50">Installing yell 2.2.2</text:p>
      <text:p text:style-name="P50">Using kramdown 2.4.0</text:p>
      <text:p text:style-name="P50">Using terminal-table 3.0.2</text:p>
      <text:p text:style-name="P50">Using jekyll-sass-converter 3.0.0</text:p>
      <text:p text:style-name="P50">Using listen 3.8.0</text:p>
      <text:p text:style-name="P50">Using kramdown-parser-gfm 1.1.0</text:p>
      <text:p text:style-name="P50">Using jekyll-watch 2.2.1</text:p>
      <text:p text:style-name="P50">Using jekyll 4.3.2</text:p>
      <text:p text:style-name="P50">Fetching jekyll-archives 2.2.1</text:p>
      <text:p text:style-name="P50">Installing wdm 0.1.1 with native extensions</text:p>
      <text:p text:style-name="P50">Fetching jekyll-redirect-from 0.16.0</text:p>
      <text:p text:style-name="P50">Installing jekyll-archives 2.2.1</text:p>
      <text:p text:style-name="P50">Fetching jekyll-seo-tag 2.8.0</text:p>
      <text:p text:style-name="P50">Fetching jekyll-sitemap 1.4.0</text:p>
      <text:p text:style-name="P50">Installing jekyll-redirect-from 0.16.0</text:p>
      <text:p text:style-name="P50">Installing jekyll-seo-tag 2.8.0</text:p>
      <text:p text:style-name="P50">Installing jekyll-sitemap 1.4.0</text:p>
      <text:p text:style-name="P50">Fetching tzinfo-data 1.2023.3</text:p>
      <text:p text:style-name="P50">Fetching typhoeus 1.4.0</text:p>
      <text:p text:style-name="P50">Installing tzinfo-data 1.2023.3</text:p>
      <text:p text:style-name="P50">Fetching jekyll-theme-chirpy 6.0.1</text:p>
      <text:p text:style-name="P50">Installing typhoeus 1.4.0</text:p>
      <text:p text:style-name="P50">Installing jekyll-theme-chirpy 6.0.1</text:p>
      <text:p text:style-name="P50">Fetching nokogiri 1.15.2 (x64-mingw-ucrt)</text:p>
      <text:p text:style-name="P50">Installing nokogiri 1.15.2 (x64-mingw-ucrt)</text:p>
      <text:p text:style-name="P50">Fetching html-proofer 3.19.4</text:p>
      <text:p text:style-name="P50">Installing html-proofer 3.19.4</text:p>
      <text:p text:style-name="P50">Bundle complete! 6 Gemfile dependencies, 47 gems now installed.</text:p>
      <text:p text:style-name="P50">Use `bundle info [gemname]` to see where a bundled gem is installed.</text:p>
      <text:p text:style-name="P50"/>
      <text:p text:style-name="P50"/>
      <text:p text:style-name="P50">C:\Users\Evan Kwan\testPublicSite2&gt;bundle exec jekyll serve</text:p>
      <text:p text:style-name="P50">Configuration file: C:/Users/Evan Kwan/testPublicSite2/_config.yml</text:p>
      <text:p text:style-name="P50"><text:s text:c="12"/>Source: C:/Users/Evan Kwan/testPublicSite2</text:p>
      <text:p text:style-name="P50"><text:s text:c="7"/>Destination: C:/Users/Evan Kwan/testPublicSite2/_site</text:p>
      <text:p text:style-name="P50"><text:soft-page-break/><text:s/>Incremental build: disabled. Enable with --incremental</text:p>
      <text:p text:style-name="P50"><text:s text:c="6"/>Generating...</text:p>
      <text:p text:style-name="P50"><text:s text:c="20"/>done in 1.476 seconds.</text:p>
      <text:p text:style-name="P50"><text:s/>Auto-regeneration: enabled for 'C:/Users/Evan Kwan/testPublicSite2'</text:p>
      <text:p text:style-name="P50"><text:s text:c="4"/>Server address: http://127.0.0.1:4000/</text:p>
      <text:p text:style-name="P50"><text:s text:c="2"/>Server running... press ctrl-c to stop.</text:p>
      <text:p text:style-name="P50">[2023-06-15 15:23:10] ERROR `/favicon.ico' not found.</text:p>
      <text:p text:style-name="P50">Terminate batch job (Y/N)? y</text:p>
      <text:p text:style-name="P50">Terminate batch job (Y/N)? y</text:p>
      <text:p text:style-name="P50"/>
      <text:p text:style-name="P50">C:\Users\Evan Kwan\testPublicSite2&gt;bundle exec jekyll serve</text:p>
      <text:p text:style-name="P50">Configuration file: C:/Users/Evan Kwan/testPublicSite2/_config.yml</text:p>
      <text:p text:style-name="P50"><text:s text:c="12"/>Source: C:/Users/Evan Kwan/testPublicSite2</text:p>
      <text:p text:style-name="P50"><text:s text:c="7"/>Destination: C:/Users/Evan Kwan/testPublicSite2/_site</text:p>
      <text:p text:style-name="P50"><text:s/>Incremental build: disabled. Enable with --incremental</text:p>
      <text:p text:style-name="P50"><text:s text:c="6"/>Generating...</text:p>
      <text:p text:style-name="P50"><text:s text:c="20"/>done in 1.237 seconds.</text:p>
      <text:p text:style-name="P50"><text:s/>Auto-regeneration: enabled for 'C:/Users/Evan Kwan/testPublicSite2'</text:p>
      <text:p text:style-name="P50"><text:s text:c="4"/>Server address: http://127.0.0.1:4000/</text:p>
      <text:p text:style-name="P50"><text:s text:c="2"/>Server running... press ctrl-c to stop.</text:p>
      <text:p text:style-name="P50">Terminate batch job (Y/N)? y</text:p>
      <text:p text:style-name="P50">Terminate batch job (Y/N)? y</text:p>
      <text:p text:style-name="P50"/>
      <text:p text:style-name="P50"/>
      <text:p text:style-name="P50">C:\Users\Evan Kwan\testPublicSite2&gt;bundle exec jekyll serve</text:p>
      <text:p text:style-name="P50">Configuration file: C:/Users/Evan Kwan/testPublicSite2/_config.yml</text:p>
      <text:p text:style-name="P50"><text:s text:c="12"/>Source: C:/Users/Evan Kwan/testPublicSite2</text:p>
      <text:p text:style-name="P50"><text:s text:c="7"/>Destination: C:/Users/Evan Kwan/testPublicSite2/_site</text:p>
      <text:p text:style-name="P50"><text:s/>Incremental build: disabled. Enable with --incremental</text:p>
      <text:p text:style-name="P50"><text:s text:c="6"/>Generating...</text:p>
      <text:p text:style-name="P50"><text:s text:c="20"/>done in 0.454 seconds.</text:p>
      <text:p text:style-name="P50"><text:s/>Auto-regeneration: enabled for 'C:/Users/Evan Kwan/testPublicSite2'</text:p>
      <text:p text:style-name="P50"><text:s text:c="4"/>Server address: http://127.0.0.1:4000/</text:p>
      <text:p text:style-name="P50"><text:s text:c="2"/>Server running... press ctrl-c to stop.</text:p>
      <text:p text:style-name="P50">Terminate batch job (Y/N)? y</text:p>
      <text:p text:style-name="P50">Terminate batch job (Y/N)? y</text:p>
      <text:p text:style-name="P50"/>
      <text:p text:style-name="P50"/>
      <text:p text:style-name="P50">C:\Users\Evan Kwan\testPublicSite2&gt;bundle lock --add-platform testtesttest</text:p>
      <text:p text:style-name="P50">The platform `testtesttest` is unknown to RubyGems and adding it will likely lead to resolution errors</text:p>
      <text:p text:style-name="P50">Writing lockfile to C:/Users/Evan Kwan/testPublicSite2/Gemfile.lock</text:p>
      <text:p text:style-name="P50"/>
      <text:p text:style-name="P50">C:\Users\Evan Kwan\testPublicSite2&gt;git add --all</text:p>
      <text:p text:style-name="P50"/>
      <text:p text:style-name="P50">C:\Users\Evan Kwan\testPublicSite2&gt;git commit -m "Second Push"</text:p>
      <text:p text:style-name="P50">On branch main</text:p>
      <text:p text:style-name="P50">Your branch is up to date with 'origin/main'.</text:p>
      <text:p text:style-name="P50"/>
      <text:p text:style-name="P50">nothing to commit, working tree clean</text:p>
      <text:p text:style-name="P50"/>
      <text:p text:style-name="P50">C:\Users\Evan Kwan\testPublicSite2&gt;git push</text:p>
      <text:p text:style-name="P50">Everything up-to-date</text:p>
      <text:p text:style-name="P50"/>
      <text:p text:style-name="P50">C:\Users\Evan Kwan\testPublicSite2&gt;bundle exec jekyll serve</text:p>
      <text:p text:style-name="P50">Configuration file: C:/Users/Evan Kwan/testPublicSite2/_config.yml</text:p>
      <text:p text:style-name="P50"><text:s text:c="12"/>Source: C:/Users/Evan Kwan/testPublicSite2</text:p>
      <text:p text:style-name="P50"><text:s text:c="7"/>Destination: C:/Users/Evan Kwan/testPublicSite2/_site</text:p>
      <text:p text:style-name="P50"><text:s/>Incremental build: disabled. Enable with --incremental</text:p>
      <text:p text:style-name="P50"><text:s text:c="6"/>Generating...</text:p>
      <text:p text:style-name="P50"><text:s text:c="20"/>done in 0.455 seconds.</text:p>
      <text:p text:style-name="P50"><text:s/>Auto-regeneration: enabled for 'C:/Users/Evan Kwan/testPublicSite2'</text:p>
      <text:p text:style-name="P50"><text:s text:c="4"/>Server address: http://127.0.0.1:4000/</text:p>
      <text:p text:style-name="P50"><text:s text:c="2"/>Server running... press ctrl-c to stop.</text:p>
      <text:p text:style-name="P50">Terminate batch job (Y/N)? y</text:p>
      <text:p text:style-name="P50">Terminate batch job (Y/N)? y</text:p>
      <text:p text:style-name="P50"/>
      <text:p text:style-name="P50">C:\Users\Evan Kwan\testPublicSite2&gt;git commit -m "Second Push"</text:p>
      <text:p text:style-name="P50">On branch main</text:p>
      <text:p text:style-name="P50">Your branch is up to date with 'origin/main'.</text:p>
      <text:p text:style-name="P50"/>
      <text:p text:style-name="P50">nothing to commit, working tree clean</text:p>
      <text:p text:style-name="P50"/>
      <text:p text:style-name="P50">C:\Users\Evan Kwan\testPublicSite2&gt;bundle exec jekyll serve</text:p>
      <text:p text:style-name="P50"><text:soft-page-break/>Configuration file: C:/Users/Evan Kwan/testPublicSite2/_config.yml</text:p>
      <text:p text:style-name="P50"><text:s text:c="7"/>Source: C:/Users/Evan Kwan/testPublicSite2</text:p>
      <text:p text:style-name="P50"><text:s text:c="7"/>Destination: C:/Users/Evan Kwan/testPublicSite2/_site</text:p>
      <text:p text:style-name="P50"><text:s/>Incremental build: disabled. Enable with --incremental</text:p>
      <text:p text:style-name="P50"><text:s text:c="6"/>Generating...</text:p>
      <text:p text:style-name="P50"><text:s text:c="20"/>done in 0.464 seconds.</text:p>
      <text:p text:style-name="P50"><text:s/>Auto-regeneration: enabled for 'C:/Users/Evan Kwan/testPublicSite2'</text:p>
      <text:p text:style-name="P50"><text:s text:c="6"/>Server address: http://127.0.0.1:4000/</text:p>
      <text:p text:style-name="P50"><text:s text:c="6"/>Server running... press ctrl-c to stop.</text:p>
      <text:p text:style-name="P50">Terminate batch job (Y/N)? y</text:p>
      <text:p text:style-name="P50">Terminate batch job (Y/N)? y</text:p>
      <text:p text:style-name="P50"/>
      <text:p text:style-name="P50">C:\Users\Evan Kwan\testPublicSite2&gt;bundle exec jekyll serve</text:p>
      <text:p text:style-name="P50"/>
      <text:p text:style-name="P50"/>
      <text:p text:style-name="P50">**</text:p>
      <text:p text:style-name="P51">MINGW64</text:p>
      <text:p text:style-name="P51"><text:span text:style-name="T5">Evan Kwan@DESKTOP-L26L6VA </text:span><text:span text:style-name="T6">MINGW64 </text:span><text:span text:style-name="T7">~</text:span><text:span text:style-name="T8"> (master)</text:span></text:p>
      <text:p text:style-name="P58">$ ls</text:p>
      <text:p text:style-name="P49"><text:span text:style-name="T9"><text:s/></text:span><text:span text:style-name="T10">_xgboost</text:span><text:span text:style-name="T9">/</text:span></text:p>
      <text:p text:style-name="P49"><text:span text:style-name="T10">'3D Objects'</text:span><text:span text:style-name="T9">/</text:span></text:p>
      <text:p text:style-name="P49"><text:span text:style-name="T9"><text:s/></text:span><text:span text:style-name="T10">anaconda3</text:span><text:span text:style-name="T9">/</text:span></text:p>
      <text:p text:style-name="P49"><text:span text:style-name="T9"><text:s/></text:span><text:span text:style-name="T10">AnacondaProjects</text:span><text:span text:style-name="T9">/</text:span></text:p>
      <text:p text:style-name="P49"><text:span text:style-name="T9"><text:s/></text:span><text:span text:style-name="T10">ansel</text:span><text:span text:style-name="T9">/</text:span></text:p>
      <text:p text:style-name="P49"><text:span text:style-name="T9"><text:s/></text:span><text:span text:style-name="T10">AppData</text:span><text:span text:style-name="T9">/</text:span></text:p>
      <text:p text:style-name="P49"><text:span text:style-name="T11">'Application Data'</text:span><text:span text:style-name="T9">@</text:span></text:p>
      <text:p text:style-name="P49"><text:span text:style-name="T9"><text:s/></text:span><text:span text:style-name="T10">Contacts</text:span><text:span text:style-name="T9">/</text:span></text:p>
      <text:p text:style-name="P49"><text:span text:style-name="T9"><text:s/></text:span><text:span text:style-name="T11">Cookies</text:span><text:span text:style-name="T9">@</text:span></text:p>
      <text:p text:style-name="P58"><text:s/>day5.py</text:p>
      <text:p text:style-name="P49"><text:span text:style-name="T9"><text:s/></text:span><text:span text:style-name="T10">Desktop</text:span><text:span text:style-name="T9">/</text:span></text:p>
      <text:p text:style-name="P49"><text:span text:style-name="T9"><text:s/></text:span><text:span text:style-name="T10">Documents</text:span><text:span text:style-name="T9">/</text:span></text:p>
      <text:p text:style-name="P49"><text:span text:style-name="T9"><text:s/></text:span><text:span text:style-name="T10">Downloads</text:span><text:span text:style-name="T9">/</text:span></text:p>
      <text:p text:style-name="P49"><text:span text:style-name="T9"><text:s/></text:span><text:span text:style-name="T10">Favorites</text:span><text:span text:style-name="T9">/</text:span></text:p>
      <text:p text:style-name="P49"><text:span text:style-name="T9"><text:s/></text:span><text:span text:style-name="T10">IntelGraphicsProfiles</text:span><text:span text:style-name="T9">/</text:span></text:p>
      <text:p text:style-name="P49"><text:span text:style-name="T9"><text:s/></text:span><text:span text:style-name="T10">Jedi</text:span><text:span text:style-name="T9">/</text:span></text:p>
      <text:p text:style-name="P49"><text:span text:style-name="T9"><text:s/></text:span><text:span text:style-name="T10">Links</text:span><text:span text:style-name="T9">/</text:span></text:p>
      <text:p text:style-name="P49"><text:span text:style-name="T11">'Local Settings'</text:span><text:span text:style-name="T9">@</text:span></text:p>
      <text:p text:style-name="P49"><text:span text:style-name="T9"><text:s/></text:span><text:span text:style-name="T10">Microsoft</text:span><text:span text:style-name="T9">/</text:span></text:p>
      <text:p text:style-name="P49"><text:span text:style-name="T9"><text:s/></text:span><text:span text:style-name="T10">MicrosoftEdgeBackups</text:span><text:span text:style-name="T9">/</text:span></text:p>
      <text:p text:style-name="P49"><text:span text:style-name="T9"><text:s/></text:span><text:span text:style-name="T10">Music</text:span><text:span text:style-name="T9">/</text:span></text:p>
      <text:p text:style-name="P49"><text:span text:style-name="T11">'My Documents'</text:span><text:span text:style-name="T9">@</text:span></text:p>
      <text:p text:style-name="P49"><text:span text:style-name="T9"><text:s/></text:span><text:span text:style-name="T11">NetHood</text:span><text:span text:style-name="T9">@</text:span></text:p>
      <text:p text:style-name="P58"><text:s/>NTUSER.DAT</text:p>
      <text:p text:style-name="P58"><text:s/>ntuser.dat.LOG1</text:p>
      <text:p text:style-name="P58"><text:s/>ntuser.dat.LOG2</text:p>
      <text:p text:style-name="P58"><text:s/>NTUSER.DAT{12f10e7c-b047-11ea-898c-eb629f24a0b4}.TM.blf</text:p>
      <text:p text:style-name="P58"><text:s/>NTUSER.DAT{12f10e7c-b047-11ea-898c-eb629f24a0b4}.TMContainer00000000000000000001.regtrans-ms</text:p>
      <text:p text:style-name="P58"><text:s/>NTUSER.DAT{12f10e7c-b047-11ea-898c-eb629f24a0b4}.TMContainer00000000000000000002.regtrans-ms</text:p>
      <text:p text:style-name="P58"><text:s/>ntuser.ini</text:p>
      <text:p text:style-name="P49"><text:span text:style-name="T9"><text:s/></text:span><text:span text:style-name="T10">OneDrive</text:span><text:span text:style-name="T9">/</text:span></text:p>
      <text:p text:style-name="P49"><text:span text:style-name="T9"><text:s/></text:span><text:span text:style-name="T10">Pictures</text:span><text:span text:style-name="T9">/</text:span></text:p>
      <text:p text:style-name="P49"><text:span text:style-name="T9"><text:s/></text:span><text:span text:style-name="T11">PrintHood</text:span><text:span text:style-name="T9">@</text:span></text:p>
      <text:p text:style-name="P49"><text:span text:style-name="T9"><text:s/></text:span><text:span text:style-name="T11">Recent</text:span><text:span text:style-name="T9">@</text:span></text:p>
      <text:p text:style-name="P49"><text:span text:style-name="T9"><text:s/></text:span><text:span text:style-name="T10">Roaming</text:span><text:span text:style-name="T9">/</text:span></text:p>
      <text:p text:style-name="P49"><text:span text:style-name="T10">'Saved Games'</text:span><text:span text:style-name="T9">/</text:span></text:p>
      <text:p text:style-name="P49"><text:span text:style-name="T9"><text:s/></text:span><text:span text:style-name="T10">scikit_learn_data</text:span><text:span text:style-name="T9">/</text:span></text:p>
      <text:p text:style-name="P49"><text:span text:style-name="T9"><text:s/></text:span><text:span text:style-name="T10">seaborn-data</text:span><text:span text:style-name="T9">/</text:span></text:p>
      <text:p text:style-name="P49"><text:span text:style-name="T9"><text:s/></text:span><text:span text:style-name="T10">Searches</text:span><text:span text:style-name="T9">/</text:span></text:p>
      <text:p text:style-name="P49"><text:span text:style-name="T9"><text:s/></text:span><text:span text:style-name="T11">SendTo</text:span><text:span text:style-name="T9">@</text:span></text:p>
      <text:p text:style-name="P49"><text:span text:style-name="T9"><text:s/></text:span><text:span text:style-name="T10">source</text:span><text:span text:style-name="T9">/</text:span></text:p>
      <text:p text:style-name="P49"><text:span text:style-name="T11">'Start Menu'</text:span><text:span text:style-name="T9">@</text:span></text:p>
      <text:p text:style-name="P58"><text:s/>Sti_Trace.log</text:p>
      <text:p text:style-name="P49"><text:span text:style-name="T9"><text:s/></text:span><text:span text:style-name="T11">Templates</text:span><text:span text:style-name="T9">@</text:span></text:p>
      <text:p text:style-name="P49"><text:span text:style-name="T9"><text:s/></text:span><text:span text:style-name="T10">Videos</text:span><text:span text:style-name="T9">/</text:span></text:p>
      <text:p text:style-name="P49"><text:span text:style-name="T10">'VirtualBox VMs'</text:span><text:span text:style-name="T9">/</text:span></text:p>
      <text:p text:style-name="P49"><text:span text:style-name="T9"><text:s/></text:span><text:span text:style-name="T10">xgbinstall</text:span><text:span text:style-name="T9">/</text:span></text:p>
      <text:p text:style-name="P49"><text:span text:style-name="T9"><text:s/></text:span><text:span text:style-name="T10">xgboost</text:span><text:span text:style-name="T9">/</text:span></text:p>
      <text:p text:style-name="P58"/>
      <text:p text:style-name="P49"><text:span text:style-name="T5">Evan Kwan@DESKTOP-L26L6VA </text:span><text:span text:style-name="T6">MINGW64 </text:span><text:span text:style-name="T7">~</text:span><text:span text:style-name="T8"> (master)</text:span></text:p>
      <text:p text:style-name="P58">$ git clone https://github.com/denawk/testPublicSite2.git</text:p>
      <text:p text:style-name="P58">Cloning into 'testPublicSite2'...</text:p>
      <text:p text:style-name="P58">remote: Enumerating objects: 27, done.</text:p>
      <text:p text:style-name="P58">remote: Counting objects: 100% (27/27), done.</text:p>
      <text:p text:style-name="P58">remote: Compressing objects: 100% (19/19), done.</text:p>
      <text:p text:style-name="P58">remote: Total 27 (delta 0), reused 18 (delta 0), pack-reused 0</text:p>
      <text:p text:style-name="P58">Unpacking objects: 100% (27/27), done.</text:p>
      <text:p text:style-name="P58"/>
      <text:p text:style-name="P49"><text:span text:style-name="T5">Evan Kwan@DESKTOP-L26L6VA </text:span><text:span text:style-name="T6">MINGW64 </text:span><text:span text:style-name="T7">~</text:span><text:span text:style-name="T8"> (master)</text:span></text:p>
      <text:p text:style-name="P58">$ code .</text:p>
      <text:p text:style-name="P62">(ek: launch VSCode)</text:p>
      <text:p text:style-name="P58"/>
      <text:p text:style-name="P49"><text:span text:style-name="T5">Evan Kwan@DESKTOP-L26L6VA </text:span><text:span text:style-name="T6">MINGW64 </text:span><text:span text:style-name="T7">~</text:span><text:span text:style-name="T8"> (master)</text:span></text:p>
      <text:p text:style-name="P58"><text:soft-page-break/>$ cd /c/users/evan kwan/testPublicSite2</text:p>
      <text:p text:style-name="P58">bash: cd: too many arguments</text:p>
      <text:p text:style-name="P58"/>
      <text:p text:style-name="P49"><text:span text:style-name="T5">Evan Kwan@DESKTOP-L26L6VA </text:span><text:span text:style-name="T6">MINGW64 </text:span><text:span text:style-name="T7">~</text:span><text:span text:style-name="T8"> (master)</text:span></text:p>
      <text:p text:style-name="P58">$ pwd</text:p>
      <text:p text:style-name="P58">/c/Users/Evan Kwan</text:p>
      <text:p text:style-name="P58"/>
      <text:p text:style-name="P49"><text:span text:style-name="T5">Evan Kwan@DESKTOP-L26L6VA </text:span><text:span text:style-name="T6">MINGW64 </text:span><text:span text:style-name="T7">~</text:span><text:span text:style-name="T8"> (master)</text:span></text:p>
      <text:p text:style-name="P58">$ cd testPublicSite2</text:p>
      <text:p text:style-name="P58"/>
      <text:p text:style-name="P49"><text:span text:style-name="T5">Evan Kwan@DESKTOP-L26L6VA </text:span><text:span text:style-name="T6">MINGW64 </text:span><text:span text:style-name="T7">~/testPublicSite2</text:span><text:span text:style-name="T8"> (main)</text:span></text:p>
      <text:p text:style-name="P58">$ pwd</text:p>
      <text:p text:style-name="P58">/c/Users/Evan Kwan/testPublicSite2</text:p>
      <text:p text:style-name="P58"/>
      <text:p text:style-name="P49"><text:span text:style-name="T5">Evan Kwan@DESKTOP-L26L6VA </text:span><text:span text:style-name="T6">MINGW64 </text:span><text:span text:style-name="T7">~/testPublicSite2</text:span><text:span text:style-name="T8"> (main)</text:span></text:p>
      <text:p text:style-name="P58">$ git push</text:p>
      <text:p text:style-name="P58">Logon failed, use ctrl+c to cancel basic credential prompt.</text:p>
      <text:p text:style-name="P58">Username for 'https://github.com':</text:p>
      <text:p text:style-name="P58">rror: unable to read askpass response from 'C:/Program Files/Git/mingw64/libexec/git-core/git-gui--askpass'</text:p>
      <text:p text:style-name="P58">Password for 'https://github.com':</text:p>
      <text:p text:style-name="P58">remote: Support for password authentication was removed on August 13, 2021.</text:p>
      <text:p text:style-name="P58">remote: Please see https://docs.github.com/en/get-started/getting-started-with-git/about-remote-repositories#cloning-with-https-urls for information on currently recommended modes of authentication.</text:p>
      <text:p text:style-name="P58">fatal: Authentication failed for 'https://github.com/denawk/testPublicSite2.git/'</text:p>
      <text:p text:style-name="P58"/>
      <text:p text:style-name="P59"/>
      <text:p text:style-name="P63">(ek: updated windows credentials to use Personal Access Token)</text:p>
      <text:p text:style-name="P58"/>
      <text:p text:style-name="P58"/>
      <text:p text:style-name="P49"><text:span text:style-name="T5">Evan Kwan@DESKTOP-L26L6VA </text:span><text:span text:style-name="T6">MINGW64 </text:span><text:span text:style-name="T7">~/testPublicSite2</text:span><text:span text:style-name="T8"> (main)</text:span></text:p>
      <text:p text:style-name="P58">$ git push</text:p>
      <text:p text:style-name="P58">Logon failed, use ctrl+c to cancel basic credential prompt.</text:p>
      <text:p text:style-name="P58">Username for 'https://github.com': denawk</text:p>
      <text:p text:style-name="P58">Counting objects: 3, done.</text:p>
      <text:p text:style-name="P58">Delta compression using up to 8 threads.</text:p>
      <text:p text:style-name="P58">Compressing objects: 100% (3/3), done.</text:p>
      <text:p text:style-name="P58">Writing objects: 100% (3/3), 401 bytes | 401.00 KiB/s, done.</text:p>
      <text:p text:style-name="P58">Total 3 (delta 2), reused 0 (delta 0)</text:p>
      <text:p text:style-name="P58">remote: Resolving deltas: 100% (2/2), completed with 2 local objects.</text:p>
      <text:p text:style-name="P58">To https://github.com/denawk/testPublicSite2.git</text:p>
      <text:p text:style-name="P58"><text:s text:c="3"/>75e62a8..f4edc38 <text:s/>main -&gt; main</text:p>
      <text:p text:style-name="P58"/>
      <text:p text:style-name="P58"/>
      <text:p text:style-name="P49"><text:span text:style-name="T5">Evan Kwan@DESKTOP-L26L6VA </text:span><text:span text:style-name="T6">MINGW64 </text:span><text:span text:style-name="T7">~/testPublicSite2</text:span><text:span text:style-name="T8"> (main)</text:span></text:p>
      <text:p text:style-name="P58">$ git push</text:p>
      <text:p text:style-name="P58">Everything up-to-date</text:p>
      <text:p text:style-name="P58"/>
      <text:p text:style-name="P49"><text:span text:style-name="T5">Evan Kwan@DESKTOP-L26L6VA </text:span><text:span text:style-name="T6">MINGW64 </text:span><text:span text:style-name="T7">~/testPublicSite2</text:span><text:span text:style-name="T8"> (main)</text:span></text:p>
      <text:p text:style-name="P58">$ git add -- all</text:p>
      <text:p text:style-name="P58">fatal: pathspec 'all' did not match any files</text:p>
      <text:p text:style-name="P58"/>
      <text:p text:style-name="P49"><text:span text:style-name="T5">Evan Kwan@DESKTOP-L26L6VA </text:span><text:span text:style-name="T6">MINGW64 </text:span><text:span text:style-name="T7">~/testPublicSite2</text:span><text:span text:style-name="T8"> (main)</text:span></text:p>
      <text:p text:style-name="P58">$ git add --all</text:p>
      <text:p text:style-name="P58"/>
      <text:p text:style-name="P58"/>
      <text:p text:style-name="P58"/>
      <text:p text:style-name="P49"><text:span text:style-name="T5">Evan Kwan@DESKTOP-L26L6VA </text:span><text:span text:style-name="T6">MINGW64 </text:span><text:span text:style-name="T7">~/testPublicSite2</text:span><text:span text:style-name="T8"> (main)</text:span></text:p>
      <text:p text:style-name="P58">$ pwd</text:p>
      <text:p text:style-name="P58">/c/Users/Evan Kwan/testPublicSite2</text:p>
      <text:p text:style-name="P58"/>
      <text:p text:style-name="P49"><text:span text:style-name="T5">Evan Kwan@DESKTOP-L26L6VA </text:span><text:span text:style-name="T6">MINGW64 </text:span><text:span text:style-name="T7">~/testPublicSite2</text:span><text:span text:style-name="T8"> (main)</text:span></text:p>
      <text:p text:style-name="P58">$</text:p>
      <text:p text:style-name="P51"/>
      <text:p text:style-name="P51"/>
      <text:p text:style-name="P51">**</text:p>
      <text:p text:style-name="P52">Gemfile.lock</text:p>
      <text:p text:style-name="P52">GEM<text:line-break/> <text:s/>remote: https://rubygems.org/<text:line-break/> <text:s/>specs:<text:line-break/> <text:s text:c="3"/>addressable (2.8.4)<text:line-break/> <text:s text:c="5"/>public_suffix (&gt;= 2.0.2, &lt; 6.0)<text:line-break/> <text:s text:c="3"/>colorator (1.1.0)<text:line-break/> <text:s text:c="3"/>concurrent-ruby (1.2.2)<text:line-break/> <text:s text:c="3"/>em-websocket (0.5.3)<text:line-break/> <text:s text:c="5"/>eventmachine (&gt;= 0.12.9)<text:line-break/> <text:s text:c="5"/>http_parser.rb (~&gt; 0)<text:line-break/> <text:s text:c="3"/>ethon (0.16.0)<text:line-break/> <text:s text:c="5"/>ffi (&gt;= 1.15.0)<text:line-break/> <text:s text:c="3"/>eventmachine (1.2.7)<text:line-break/> <text:s text:c="3"/>ffi (1.15.5)<text:line-break/><text:soft-page-break/> <text:s text:c="3"/>forwardable-extended (2.6.0)<text:line-break/> <text:s text:c="3"/>google-protobuf (3.23.3-x64-mingw-ucrt)<text:line-break/> <text:s text:c="3"/>google-protobuf (3.23.3-x86_64-linux)<text:line-break/> <text:s text:c="3"/>html-proofer (3.19.4)<text:line-break/> <text:s text:c="5"/>addressable (~&gt; 2.3)<text:line-break/> <text:s text:c="5"/>mercenary (~&gt; 0.3)<text:line-break/> <text:s text:c="5"/>nokogiri (~&gt; 1.13)<text:line-break/> <text:s text:c="5"/>parallel (~&gt; 1.10)<text:line-break/> <text:s text:c="5"/>rainbow (~&gt; 3.0)<text:line-break/> <text:s text:c="5"/>typhoeus (~&gt; 1.3)<text:line-break/> <text:s text:c="5"/>yell (~&gt; 2.0)<text:line-break/> <text:s text:c="3"/>http_parser.rb (0.8.0)<text:line-break/> <text:s text:c="3"/>i18n (1.14.1)<text:line-break/> <text:s text:c="5"/>concurrent-ruby (~&gt; 1.0)<text:line-break/> <text:s text:c="3"/>jekyll (4.3.2)<text:line-break/> <text:s text:c="5"/>addressable (~&gt; 2.4)<text:line-break/> <text:s text:c="5"/>colorator (~&gt; 1.0)<text:line-break/> <text:s text:c="5"/>em-websocket (~&gt; 0.5)<text:line-break/> <text:s text:c="5"/>i18n (~&gt; 1.0)<text:line-break/> <text:s text:c="5"/>jekyll-sass-converter (&gt;= 2.0, &lt; 4.0)<text:line-break/> <text:s text:c="5"/>jekyll-watch (~&gt; 2.0)<text:line-break/> <text:s text:c="5"/>kramdown (~&gt; 2.3, &gt;= 2.3.1)<text:line-break/> <text:s text:c="5"/>kramdown-parser-gfm (~&gt; 1.0)<text:line-break/> <text:s text:c="5"/>liquid (~&gt; 4.0)<text:line-break/> <text:s text:c="5"/>mercenary (&gt;= 0.3.6, &lt; 0.5)<text:line-break/> <text:s text:c="5"/>pathutil (~&gt; 0.9)<text:line-break/> <text:s text:c="5"/>rouge (&gt;= 3.0, &lt; 5.0)<text:line-break/> <text:s text:c="5"/>safe_yaml (~&gt; 1.0)<text:line-break/> <text:s text:c="5"/>terminal-table (&gt;= 1.8, &lt; 4.0)<text:line-break/> <text:s text:c="5"/>webrick (~&gt; 1.7)<text:line-break/> <text:s text:c="3"/>jekyll-archives (2.2.1)<text:line-break/> <text:s text:c="5"/>jekyll (&gt;= 3.6, &lt; 5.0)<text:line-break/> <text:s text:c="3"/>jekyll-paginate (1.1.0)<text:line-break/> <text:s text:c="3"/>jekyll-redirect-from (0.16.0)<text:line-break/> <text:s text:c="5"/>jekyll (&gt;= 3.3, &lt; 5.0)<text:line-break/> <text:s text:c="3"/>jekyll-sass-converter (3.0.0)<text:line-break/> <text:s text:c="5"/>sass-embedded (~&gt; 1.54)<text:line-break/> <text:s text:c="3"/>jekyll-seo-tag (2.8.0)<text:line-break/> <text:s text:c="5"/>jekyll (&gt;= 3.8, &lt; 5.0)<text:line-break/> <text:s text:c="3"/>jekyll-sitemap (1.4.0)<text:line-break/> <text:s text:c="5"/>jekyll (&gt;= 3.7, &lt; 5.0)<text:line-break/> <text:s text:c="3"/>jekyll-theme-chirpy (6.0.1)<text:line-break/> <text:s text:c="5"/>jekyll (~&gt; 4.3)<text:line-break/> <text:s text:c="5"/>jekyll-archives (~&gt; 2.2)<text:line-break/> <text:s text:c="5"/>jekyll-paginate (~&gt; 1.1)<text:line-break/> <text:s text:c="5"/>jekyll-redirect-from (~&gt; 0.16)<text:line-break/> <text:s text:c="5"/>jekyll-seo-tag (~&gt; 2.7)<text:line-break/> <text:s text:c="5"/>jekyll-sitemap (~&gt; 1.4)<text:line-break/> <text:s text:c="3"/>jekyll-watch (2.2.1)<text:line-break/> <text:s text:c="5"/>listen (~&gt; 3.0)<text:line-break/> <text:s text:c="3"/>kramdown (2.4.0)<text:line-break/> <text:s text:c="5"/>rexml<text:line-break/> <text:s text:c="3"/>kramdown-parser-gfm (1.1.0)<text:line-break/> <text:s text:c="5"/>kramdown (~&gt; 2.0)<text:line-break/> <text:s text:c="3"/>liquid (4.0.4)<text:line-break/> <text:s text:c="3"/>listen (3.8.0)<text:line-break/> <text:s text:c="5"/>rb-fsevent (~&gt; 0.10, &gt;= 0.10.3)<text:line-break/> <text:s text:c="5"/>rb-inotify (~&gt; 0.9, &gt;= 0.9.10)<text:line-break/> <text:s text:c="3"/>mercenary (0.4.0)<text:line-break/> <text:s text:c="3"/>nokogiri (1.15.2-x64-mingw-ucrt)<text:line-break/> <text:s text:c="5"/>racc (~&gt; 1.4)<text:line-break/> <text:s text:c="3"/>nokogiri (1.15.2-x86_64-linux)<text:line-break/> <text:s text:c="5"/>racc (~&gt; 1.4)<text:line-break/> <text:s text:c="3"/>parallel (1.23.0)<text:line-break/> <text:s text:c="3"/>pathutil (0.16.2)<text:line-break/> <text:s text:c="5"/>forwardable-extended (~&gt; 2.6)<text:line-break/> <text:s text:c="3"/>public_suffix (5.0.1)<text:line-break/> <text:s text:c="3"/>racc (1.7.1)<text:line-break/> <text:s text:c="3"/>rainbow (3.1.1)<text:line-break/> <text:s text:c="3"/>rb-fsevent (0.11.2)<text:line-break/> <text:s text:c="3"/>rb-inotify (0.10.1)<text:line-break/> <text:s text:c="5"/>ffi (~&gt; 1.0)<text:line-break/> <text:s text:c="3"/>rexml (3.2.5)<text:line-break/><text:soft-page-break/> <text:s text:c="3"/>rouge (4.1.2)<text:line-break/> <text:s text:c="3"/>safe_yaml (1.0.5)<text:line-break/> <text:s text:c="3"/>sass-embedded (1.63.4-x64-mingw-ucrt)<text:line-break/> <text:s text:c="5"/>google-protobuf (~&gt; 3.23)<text:line-break/> <text:s text:c="3"/>sass-embedded (1.63.4-x86_64-linux-gnu)<text:line-break/> <text:s text:c="5"/>google-protobuf (~&gt; 3.23)<text:line-break/> <text:s text:c="3"/>terminal-table (3.0.2)<text:line-break/> <text:s text:c="5"/>unicode-display_width (&gt;= 1.1.1, &lt; 3)<text:line-break/> <text:s text:c="3"/>typhoeus (1.4.0)<text:line-break/> <text:s text:c="5"/>ethon (&gt;= 0.9.0)<text:line-break/> <text:s text:c="3"/>tzinfo (2.0.6)<text:line-break/> <text:s text:c="5"/>concurrent-ruby (~&gt; 1.0)<text:line-break/> <text:s text:c="3"/>tzinfo-data (1.2023.3)<text:line-break/> <text:s text:c="5"/>tzinfo (&gt;= 1.0.0)<text:line-break/> <text:s text:c="3"/>unicode-display_width (2.4.2)<text:line-break/> <text:s text:c="3"/>wdm (0.1.1)<text:line-break/> <text:s text:c="3"/>webrick (1.8.1)<text:line-break/> <text:s text:c="3"/>yell (2.2.2)<text:line-break/><text:line-break/>PLATFORMS<text:line-break/> <text:s/>x64-mingw-ucrt<text:line-break/> <text:s/>x86_64-linux <text:s text:c="27"/>&lt;----- ek: add this through git command (safer) or vs code editor<text:line-break/><text:line-break/>DEPENDENCIES<text:line-break/> <text:s/>html-proofer (~&gt; 3.18)<text:line-break/> <text:s/>http_parser.rb (~&gt; 0.6.0)<text:line-break/> <text:s/>jekyll-theme-chirpy (~&gt; 6.0, &gt;= 6.0.1)<text:line-break/> <text:s/>tzinfo (&gt;= 1, &lt; 3)<text:line-break/> <text:s/>tzinfo-data<text:line-break/> <text:s/>wdm (~&gt; 0.1.1)<text:line-break/><text:line-break/>BUNDLED WITH<text:line-break/> <text:s text:c="2"/>2.4.14<text:line-break/></text:p>
      <text:p text:style-name="P52"/>
      <text:p text:style-name="P52">**</text:p>
      <text:p text:style-name="P53">ek: in git repository (aka windows folder), find file _config.yml</text:p>
      <text:p text:style-name="P53"/>
      <text:p text:style-name="P52">_<text:span text:style-name="T12">config.yml</text:span></text:p>
      <text:p text:style-name="P53">(ek: copy/pasted-html format from vs code)</text:p>
      <text:p text:style-name="P1"><office:annotation><dc:date>2023-06-17T04:48:20.800000000</dc:date><text:p>&lt;!--StartFragment--&gt;</text:p></office:annotation># The Site Configuration</text:p>
      <text:p text:style-name="P1"/>
      <text:p text:style-name="P1"># Import the theme</text:p>
      <text:p text:style-name="P1">theme: jekyll-theme-chirpy</text:p>
      <text:p text:style-name="P1"/>
      <text:p text:style-name="P1"># Change the following value to '/PROJECT_NAME' ONLY IF your site type is GitHub Pages Project sites</text:p>
      <text:p text:style-name="P1"># and doesn't have a custom domain.</text:p>
      <text:p text:style-name="P1">baseurl: ""</text:p>
      <text:p text:style-name="P1"/>
      <text:p text:style-name="P1"># The language of the webpage › http://www.lingoes.net/en/translator/langcode.htm</text:p>
      <text:p text:style-name="P1"># If it has the same name as one of the files in folder `_data/locales`, the layout language will also be changed,</text:p>
      <text:p text:style-name="P1"># otherwise, the layout language will use the default value of 'en'.</text:p>
      <text:p text:style-name="P1">lang: en</text:p>
      <text:p text:style-name="P1"/>
      <text:p text:style-name="P1"># Change to your timezone › http://www.timezoneconverter.com/cgi-bin/findzone/findzone</text:p>
      <text:p text:style-name="P1">timezone: America/New_York</text:p>
      <text:p text:style-name="P1"/>
      <text:p text:style-name="P1"># jekyll-seo-tag settings › https://github.com/jekyll/jekyll-seo-tag/blob/master/docs/usage.md</text:p>
      <text:p text:style-name="P1"># ↓ --------------------------</text:p>
      <text:p text:style-name="P1"/>
      <text:p text:style-name="P1"><text:soft-page-break/>title: EK's Chirpy # the main title</text:p>
      <text:p text:style-name="P1"/>
      <text:p text:style-name="P1">tagline: A text-focused Jekyll theme # it will display as the sub-title</text:p>
      <text:p text:style-name="P1"/>
      <text:p text:style-name="P1">description: &gt;- # used by seo meta and the atom feed</text:p>
      <text:p text:style-name="P1">A minimal, responsive and feature-rich Jekyll theme for technical writing.</text:p>
      <text:p text:style-name="P1"/>
      <text:p text:style-name="P1"># fill in the protocol &amp; hostname for your site, e.g., 'https://username.github.io'</text:p>
      <text:p text:style-name="P1">url: "https://testPublicSite2.github.io"</text:p>
      <text:p text:style-name="P1"/>
      <text:p text:style-name="P1">github:</text:p>
      <text:p text:style-name="P1">username: denawk # change to your github username</text:p>
      <text:p text:style-name="P1"/>
      <text:p text:style-name="P1">twitter:</text:p>
      <text:p text:style-name="P1">username: twitter_username # change to your twitter username</text:p>
      <text:p text:style-name="P1"/>
      <text:p text:style-name="P1">social:</text:p>
      <text:p text:style-name="P1"># Change to your full name.</text:p>
      <text:p text:style-name="P1"># It will be displayed as the default author of the posts and the copyright owner in the Footer</text:p>
      <text:p text:style-name="P1">name: denawk</text:p>
      <text:p text:style-name="P1">email: example@domain.com # change to your email address</text:p>
      <text:p text:style-name="P1">links:</text:p>
      <text:p text:style-name="P1"># The first element serves as the copyright owner's link</text:p>
      <text:p text:style-name="P1"># https://twitter.com/username # change to your twitter homepage</text:p>
      <text:p text:style-name="P1">- https://github.com/denawk # change to your github homepage</text:p>
      <text:p text:style-name="P1"># Uncomment below to add more social links</text:p>
      <text:p text:style-name="P1"># - https://www.facebook.com/username</text:p>
      <text:p text:style-name="P1"># - https://www.linkedin.com/in/username</text:p>
      <text:p text:style-name="P1"/>
      <text:p text:style-name="P1">google_site_verification: # fill in to your verification string</text:p>
      <text:p text:style-name="P1"/>
      <text:p text:style-name="P1"># ↑ --------------------------</text:p>
      <text:p text:style-name="P1"># The end of `jekyll-seo-tag` settings</text:p>
      <text:p text:style-name="P1"/>
      <text:p text:style-name="P1">google_analytics:</text:p>
      <text:p text:style-name="P1">id: # fill in your Google Analytics ID</text:p>
      <text:p text:style-name="P1"># Google Analytics pageviews report settings</text:p>
      <text:p text:style-name="P1">pv:</text:p>
      <text:p text:style-name="P1">proxy_endpoint: # fill in the Google Analytics superProxy endpoint of Google App Engine</text:p>
      <text:p text:style-name="P1">cache_path: # the local PV cache data, friendly to visitors from GFW region</text:p>
      <text:p text:style-name="P1"/>
      <text:p text:style-name="P1"># Prefer color scheme setting.</text:p>
      <text:p text:style-name="P1">#</text:p>
      <text:p text:style-name="P1"># Note: Keep empty will follow the system prefer color by default,</text:p>
      <text:p text:style-name="P1"># and there will be a toggle to switch the theme between dark and light</text:p>
      <text:p text:style-name="P1"><text:soft-page-break/># on the bottom left of the sidebar.</text:p>
      <text:p text:style-name="P1">#</text:p>
      <text:p text:style-name="P1"># Available options:</text:p>
      <text:p text:style-name="P1">#</text:p>
      <text:p text:style-name="P1"># light - Use the light color scheme</text:p>
      <text:p text:style-name="P1"># dark - Use the dark color scheme</text:p>
      <text:p text:style-name="P1">#</text:p>
      <text:p text:style-name="P1">theme_mode: # [light|dark]</text:p>
      <text:p text:style-name="P1"/>
      <text:p text:style-name="P1"># The CDN endpoint for images.</text:p>
      <text:p text:style-name="P1"># Notice that once it is assigned, the CDN url</text:p>
      <text:p text:style-name="P1"># will be added to all image (site avatar &amp; posts' images) paths starting with '/'</text:p>
      <text:p text:style-name="P1">#</text:p>
      <text:p text:style-name="P1"># e.g. 'https://cdn.com'</text:p>
      <text:p text:style-name="P1">img_cdn:</text:p>
      <text:p text:style-name="P1"/>
      <text:p text:style-name="P1"># the avatar on sidebar, support local or CORS resources</text:p>
      <text:p text:style-name="P1">avatar:</text:p>
      <text:p text:style-name="P1"/>
      <text:p text:style-name="P1"># boolean type, the global switch for TOC in posts.</text:p>
      <text:p text:style-name="P1">toc: true</text:p>
      <text:p text:style-name="P1"/>
      <text:p text:style-name="P1">comments:</text:p>
      <text:p text:style-name="P1">active: # The global switch for posts comments, e.g., 'disqus'. Keep it empty means disable</text:p>
      <text:p text:style-name="P1"># The active options are as follows:</text:p>
      <text:p text:style-name="P1">disqus:</text:p>
      <text:p text:style-name="P1">shortname: # fill with the Disqus shortname. › https://help.disqus.com/en/articles/1717111-what-s-a-shortname</text:p>
      <text:p text:style-name="P1"># utterances settings › https://utteranc.es/</text:p>
      <text:p text:style-name="P1">utterances:</text:p>
      <text:p text:style-name="P1">repo: # &lt;gh-username&gt;/&lt;repo&gt;</text:p>
      <text:p text:style-name="P1">issue_term: # &lt; url | pathname | title | ...&gt;</text:p>
      <text:p text:style-name="P1"># Giscus options › https://giscus.app</text:p>
      <text:p text:style-name="P1">giscus:</text:p>
      <text:p text:style-name="P1">repo: # &lt;gh-username&gt;/&lt;repo&gt;</text:p>
      <text:p text:style-name="P1">repo_id:</text:p>
      <text:p text:style-name="P1">category:</text:p>
      <text:p text:style-name="P1">category_id:</text:p>
      <text:p text:style-name="P1">mapping: # optional, default to 'pathname'</text:p>
      <text:p text:style-name="P1">input_position: # optional, default to 'bottom'</text:p>
      <text:p text:style-name="P1">lang: # optional, default to the value of `site.lang`</text:p>
      <text:p text:style-name="P1">reactions_enabled: # optional, default to the value of `1`</text:p>
      <text:p text:style-name="P1"/>
      <text:p text:style-name="P1"># Self-hosted static assets, optional › https://github.com/cotes2020/chirpy-static-assets</text:p>
      <text:p text:style-name="P1">assets:</text:p>
      <text:p text:style-name="P1">self_host:</text:p>
      <text:p text:style-name="P1"><text:soft-page-break/>enabled: # boolean, keep empty means false</text:p>
      <text:p text:style-name="P1"># specify the Jekyll environment, empty means both</text:p>
      <text:p text:style-name="P1"># only works if `assets.self_host.enabled` is 'true'</text:p>
      <text:p text:style-name="P1">env: # [development|production]</text:p>
      <text:p text:style-name="P1"/>
      <text:p text:style-name="P1">pwa:</text:p>
      <text:p text:style-name="P1">enabled: true # the option for PWA feature</text:p>
      <text:p text:style-name="P1"/>
      <text:p text:style-name="P1">paginate: 10</text:p>
      <text:p text:style-name="P1"/>
      <text:p text:style-name="P1"># ------------ The following options are not recommended to be modified ------------------</text:p>
      <text:p text:style-name="P1"/>
      <text:p text:style-name="P1">kramdown:</text:p>
      <text:p text:style-name="P1">syntax_highlighter: rouge</text:p>
      <text:p text:style-name="P1">syntax_highlighter_opts: # Rouge Options › https://github.com/jneen/rouge#full-options</text:p>
      <text:p text:style-name="P1">css_class: highlight</text:p>
      <text:p text:style-name="P1"># default_lang: console</text:p>
      <text:p text:style-name="P1">span:</text:p>
      <text:p text:style-name="P1">line_numbers: false</text:p>
      <text:p text:style-name="P1">block:</text:p>
      <text:p text:style-name="P1">line_numbers: true</text:p>
      <text:p text:style-name="P1">start_line: 1</text:p>
      <text:p text:style-name="P1"/>
      <text:p text:style-name="P1">collections:</text:p>
      <text:p text:style-name="P1">tabs:</text:p>
      <text:p text:style-name="P1">output: true</text:p>
      <text:p text:style-name="P1">sort_by: order</text:p>
      <text:p text:style-name="P1"/>
      <text:p text:style-name="P1">defaults:</text:p>
      <text:p text:style-name="P1">- scope:</text:p>
      <text:p text:style-name="P1">path: "" # An empty string here means all files in the project</text:p>
      <text:p text:style-name="P1">type: posts</text:p>
      <text:p text:style-name="P1">values:</text:p>
      <text:p text:style-name="P1">layout: post</text:p>
      <text:p text:style-name="P1">comments: true # Enable comments in posts.</text:p>
      <text:p text:style-name="P1">toc: true # Display TOC column in posts.</text:p>
      <text:p text:style-name="P1"># DO NOT modify the following parameter unless you are confident enough</text:p>
      <text:p text:style-name="P1"># to update the code of all other post links in this project.</text:p>
      <text:p text:style-name="P1">permalink: /posts/:title/</text:p>
      <text:p text:style-name="P1">- scope:</text:p>
      <text:p text:style-name="P1">path: _drafts</text:p>
      <text:p text:style-name="P1">values:</text:p>
      <text:p text:style-name="P1">comments: false</text:p>
      <text:p text:style-name="P1">- scope:</text:p>
      <text:p text:style-name="P1">path: ""</text:p>
      <text:p text:style-name="P1"><text:soft-page-break/>type: tabs # see `site.collections`</text:p>
      <text:p text:style-name="P1">values:</text:p>
      <text:p text:style-name="P1">layout: page</text:p>
      <text:p text:style-name="P1">permalink: /:title/</text:p>
      <text:p text:style-name="P1">- scope:</text:p>
      <text:p text:style-name="P1">path: assets/img/favicons</text:p>
      <text:p text:style-name="P1">values:</text:p>
      <text:p text:style-name="P1">swcache: true</text:p>
      <text:p text:style-name="P1">- scope:</text:p>
      <text:p text:style-name="P1">path: assets/js/dist</text:p>
      <text:p text:style-name="P1">values:</text:p>
      <text:p text:style-name="P1">swcache: true</text:p>
      <text:p text:style-name="P1"/>
      <text:p text:style-name="P1">sass:</text:p>
      <text:p text:style-name="P1">style: compressed</text:p>
      <text:p text:style-name="P1"/>
      <text:p text:style-name="P1">compress_html:</text:p>
      <text:p text:style-name="P1">clippings: all</text:p>
      <text:p text:style-name="P1">comments: all</text:p>
      <text:p text:style-name="P1">endings: all</text:p>
      <text:p text:style-name="P1">profile: false</text:p>
      <text:p text:style-name="P1">blanklines: false</text:p>
      <text:p text:style-name="P1">ignore:</text:p>
      <text:p text:style-name="P1">envs: [development]</text:p>
      <text:p text:style-name="P1"/>
      <text:p text:style-name="P1">exclude:</text:p>
      <text:p text:style-name="P1">- "*.gem"</text:p>
      <text:p text:style-name="P1">- "*.gemspec"</text:p>
      <text:p text:style-name="P1">- tools</text:p>
      <text:p text:style-name="P1">- README.md</text:p>
      <text:p text:style-name="P1">- CHANGELOG.md</text:p>
      <text:p text:style-name="P1">- LICENSE</text:p>
      <text:p text:style-name="P1">- rollup.config.js</text:p>
      <text:p text:style-name="P1">- node_modules</text:p>
      <text:p text:style-name="P1">- package*.json</text:p>
      <text:p text:style-name="P1"/>
      <text:p text:style-name="P1">jekyll-archives:</text:p>
      <text:p text:style-name="P1">enabled: [categories, tags]</text:p>
      <text:p text:style-name="P1">layouts:</text:p>
      <text:p text:style-name="P1">category: category</text:p>
      <text:p text:style-name="P1">tag: tag</text:p>
      <text:p text:style-name="P1">permalinks:</text:p>
      <text:p text:style-name="P1">tag: /tags/:name/</text:p>
      <text:p text:style-name="P1">category: /categories/:name/</text:p>
      <text:p text:style-name="P1"/>
      <text:p text:style-name="P1"><text:soft-page-break/><office:annotation><dc:date>2023-06-17T04:48:20.824000000</dc:date><text:p>&lt;!--EndFragment--&gt;</text:p></office:annotatio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17T03:50:28.409000000</meta:creation-date>
    <dc:date>2023-06-20T11:46:37.796000000</dc:date>
    <meta:editing-duration>P2DT6H18M2S</meta:editing-duration>
    <meta:editing-cycles>41</meta:editing-cycles>
    <meta:generator>LibreOffice/5.4.3.2$Windows_X86_64 LibreOffice_project/92a7159f7e4af62137622921e809f8546db437e5</meta:generator>
    <meta:document-statistic meta:table-count="0" meta:image-count="0" meta:object-count="0" meta:page-count="20" meta:paragraph-count="828" meta:word-count="4598" meta:character-count="38641" meta:non-whitespace-character-count="32129"/>
  </office:meta>
</office:document-meta>
</file>